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column" style:name="co12">
      <style:table-column-properties fo:break-before="auto" style:column-width="1.9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1.349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0.476cm"/>
    </style:style>
    <style:style style:family="table" style:name="ta1" style:master-page-name="PageStyle_5f_Derde_20_gedeelte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4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7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ce14" table:number-columns-repeated="12"/>
        <table:table-column table:style-name="co4" table:default-cell-style-name="ce14" table:number-columns-repeated="14"/>
        <table:table-column table:style-name="co5" table:default-cell-style-name="ce14" table:number-columns-repeated="2"/>
        <table:table-column table:style-name="co6" table:default-cell-style-name="ce14"/>
        <table:table-column table:style-name="co7" table:default-cell-style-name="ce14"/>
        <table:table-column table:style-name="co8" table:default-cell-style-name="ce33"/>
        <table:table-column table:style-name="co4" table:default-cell-style-name="ce33"/>
        <table:table-column table:style-name="co8" table:default-cell-style-name="ce33" table:number-columns-repeated="2"/>
        <table:table-column table:style-name="co9" table:default-cell-style-name="ce62"/>
        <table:table-column table:style-name="co10" table:default-cell-style-name="ce62"/>
        <table:table-column table:style-name="co11" table:default-cell-style-name="ce62" table:number-columns-repeated="2"/>
        <table:table-column table:style-name="co12" table:default-cell-style-name="ce76"/>
        <table:table-column table:style-name="co5" table:default-cell-style-name="ce14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UTRECHT; DERDE GEDEELTE: INDEELING DER WERKELIJKE BEVOLKING NAAR DE GEBOORTEPLAATS EN DE NATIONALITEIT, OPPERVLAKTE IN HECTAREN EN AREN, DICHTHEID DER BEVOLKING</text:p>
          </table:table-cell>
          <table:table-cell table:style-name="TL Title" table:number-columns-repeated="31"/>
          <table:table-cell table:style-name="TL Title" table:number-columns-repeated="8"/>
          <table:table-cell table:style-name="ce66"/>
          <table:table-cell table:number-columns-repeated="983"/>
        </table:table-row>
        <table:table-row table:style-name="ro1">
          <table:table-cell table:style-name="ce2"/>
          <table:table-cell table:style-name="ce16"/>
          <table:table-cell table:style-name="ce2" table:number-columns-repeated="26"/>
          <table:table-cell table:style-name="ce35" table:number-columns-repeated="4"/>
          <table:table-cell table:number-columns-repeated="8"/>
          <table:table-cell table:style-name="ce67"/>
          <table:table-cell table:style-name="ce16" table:number-columns-repeated="983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17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7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46" table:number-columns-spanned="1" office:value-type="string">
            <text:p>CBS nummer</text:p>
          </table:table-cell>
          <table:table-cell ns41:value-type="string" table:number-rows-spanned="3" table:style-name="ce53" table:number-columns-spanned="1" office:value-type="string">
            <text:p>Amsterdamse code</text:p>
          </table:table-cell>
          <table:table-cell ns41:value-type="string" table:number-rows-spanned="3" table:style-name="ce46" table:number-columns-spanned="1" office:value-type="string">
            <text:p>Grootteklasse</text:p>
          </table:table-cell>
          <table:table-cell ns41:value-type="string" table:number-rows-spanned="3" table:style-name="ce46" table:number-columns-spanned="1" office:value-type="string">
            <text:p>Provincie</text:p>
          </table:table-cell>
          <table:table-cell ns41:value-type="string" table:number-rows-spanned="3" table:style-name="ce46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 links</text:p>
          </table:table-cell>
          <table:table-cell ns41:value-type="string" table:number-rows-spanned="3" table:style-name="ce46" table:number-columns-spanned="1" office:value-type="string">
            <text:p>Pagina rechts</text:p>
          </table:table-cell>
          <table:table-cell ns41:value-type="string" table:number-rows-spanned="3" table:style-name="ce68" table:number-columns-spanned="1" office:value-type="string">
            <text:p>Image nr</text:p>
          </table:table-cell>
          <table:table-cell table:style-name="ce17" table:number-columns-repeated="983"/>
        </table:table-row>
        <table:table-row table:style-name="ro3">
          <table:covered-table-cell table:style-name="ce4"/>
          <table:table-cell table:style-name="ce17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5"/>
          <table:covered-table-cell table:style-name="ce47"/>
          <table:covered-table-cell table:style-name="ce54"/>
          <table:covered-table-cell table:style-name="ce47" table:number-columns-repeated="6"/>
          <table:covered-table-cell table:style-name="ce69"/>
          <table:table-cell table:style-name="ce17" table:number-columns-repeated="983"/>
        </table:table-row>
        <table:table-row table:style-name="ro1">
          <table:covered-table-cell table:style-name="ce5"/>
          <table:table-cell table:style-name="ce17"/>
          <table:table-cell ns41:value-type="string" table:style-name="ce20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table-cell ns41:value-type="string" table:style-name="ce29" office:value-type="string">
            <text:p>M</text:p>
          </table:table-cell>
          <table:table-cell ns41:value-type="string" table:style-name="ce29" office:value-type="string">
            <text:p>V</text:p>
          </table:table-cell>
          <table:covered-table-cell table:style-name="ce29" table:number-columns-repeated="2"/>
          <table:covered-table-cell table:style-name="ce48"/>
          <table:covered-table-cell table:style-name="ce55"/>
          <table:covered-table-cell table:style-name="ce48" table:number-columns-repeated="6"/>
          <table:covered-table-cell table:style-name="ce70"/>
          <table:table-cell table:style-name="ce17" table:number-columns-repeated="983"/>
        </table:table-row>
        <table:table-row table:style-name="ro1">
          <table:table-cell table:style-name="TL RowHeader"/>
          <table:table-cell table:style-name="ce17"/>
          <table:table-cell table:style-name="TL Data" table:number-columns-repeated="30"/>
          <table:table-cell table:style-name="ce49"/>
          <table:table-cell table:style-name="ce56"/>
          <table:table-cell table:style-name="ce49" table:number-columns-repeated="6"/>
          <table:table-cell table:style-name="ce71"/>
          <table:table-cell table:style-name="ce17" table:number-columns-repeated="983"/>
        </table:table-row>
        <table:table-row table:style-name="ro4">
          <table:table-cell ns41:value-type="string" table:style-name="TL RowHeader" office:value-type="string">
            <text:p>Voornaamste gemeenten (van 20.000 inwoners en daarboven)</text:p>
          </table:table-cell>
          <table:table-cell/>
          <table:table-cell table:style-name="TL Data"/>
          <table:table-cell table:style-name="TL Data" table:number-columns-repeated="28"/>
          <table:table-cell table:style-name="TL Data"/>
          <table:table-cell table:style-name="ce50"/>
          <table:table-cell table:style-name="ce57" table:number-columns-repeated="3"/>
          <table:table-cell table:style-name="ce63"/>
          <table:table-cell table:style-name="ce64" table:number-columns-repeated="2"/>
          <table:table-cell table:style-name="ce65"/>
          <table:table-cell table:style-name="ce72"/>
          <table:table-cell table:style-name="ce62" table:number-columns-repeated="983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table:style-name="ce16"/>
          <table:table-cell ns41:value-type="float" table:style-name="TL Data" office:value="25587" office:value-type="float">
            <text:p>25587</text:p>
          </table:table-cell>
          <table:table-cell ns41:value-type="float" table:style-name="TL Data" office:value="27504" office:value-type="float">
            <text:p>27504</text:p>
          </table:table-cell>
          <table:table-cell ns41:value-type="float" table:style-name="TL Data" office:value="3703" office:value-type="float">
            <text:p>3703</text:p>
          </table:table-cell>
          <table:table-cell ns41:value-type="float" table:style-name="TL Data" office:value="5008" office:value-type="float">
            <text:p>5008</text:p>
          </table:table-cell>
          <table:table-cell ns41:value-type="float" table:style-name="TL Data" office:value="10012" office:value-type="float">
            <text:p>10012</text:p>
          </table:table-cell>
          <table:table-cell ns41:value-type="float" table:style-name="TL Data" office:value="10972" office:value-type="float">
            <text:p>1097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113" office:value-type="float">
            <text:p>40113</text:p>
          </table:table-cell>
          <table:table-cell ns41:value-type="float" table:style-name="TL Data" office:value="44233" office:value-type="float">
            <text:p>44233</text:p>
          </table:table-cell>
          <table:table-cell ns41:value-type="float" table:style-name="TL Data" office:value="2233.03" office:value-type="float">
            <text:p>2233.03</text:p>
          </table:table-cell>
          <table:table-cell ns41:value-type="float" table:style-name="TL Data" office:value="37771.99" office:value-type="float">
            <text:p>37771.99</text:p>
          </table:table-cell>
          <table:table-cell ns41:value-type="float" table:style-name="ce51" office:value="344" office:value-type="float">
            <text:p>344</text:p>
          </table:table-cell>
          <table:table-cell ns41:value-type="float" table:style-name="ce58" office:value="10722" office:value-type="float">
            <text:p>10722</text:p>
          </table:table-cell>
          <table:table-cell ns41:value-type="float" table:style-name="ce58" office:value="2" office:value-type="float">
            <text:p>2</text:p>
          </table:table-cell>
          <table:table-cell ns41:value-type="string" table:style-name="ce58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5">
          <table:table-cell ns41:value-type="string" table:style-name="TL RowHeader" office:value-type="string">
            <text:p>Overige gemeenten</text:p>
          </table:table-cell>
          <table:table-cell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51"/>
          <table:table-cell table:style-name="ce58" table:number-columns-repeated="2"/>
          <table:table-cell table:style-name="ce60"/>
          <table:table-cell table:style-name="ce33" table:number-columns-repeated="4"/>
          <table:table-cell table:style-name="ce60"/>
          <table:table-cell table:style-name="ce62" table:number-columns-repeated="983"/>
        </table:table-row>
        <table:table-row table:style-name="ro1">
          <table:table-cell ns41:value-type="string" table:style-name="TL RowHeader" office:value-type="string">
            <text:p>Abcoude-Baambrugge</text:p>
          </table:table-cell>
          <table:table-cell table:style-name="ce16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631.14" office:value-type="float">
            <text:p>1631.14</text:p>
          </table:table-cell>
          <table:table-cell ns41:value-type="float" table:style-name="TL Data" office:value="983.36" office:value-type="float">
            <text:p>983.36</text:p>
          </table:table-cell>
          <table:table-cell ns41:value-type="float" table:style-name="ce51" office:value="1003" office:value-type="float">
            <text:p>1003</text:p>
          </table:table-cell>
          <table:table-cell ns41:value-type="float" table:style-name="ce58" office:value="11184" office:value-type="float">
            <text:p>1118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Abcoude-Proostdij</text:p>
          </table:table-cell>
          <table:table-cell table:style-name="ce16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541.14" office:value-type="float">
            <text:p>1541.14</text:p>
          </table:table-cell>
          <table:table-cell ns41:value-type="float" table:style-name="TL Data" office:value="1022.61" office:value-type="float">
            <text:p>1022.61</text:p>
          </table:table-cell>
          <table:table-cell ns41:value-type="float" table:style-name="ce51" office:value="1004" office:value-type="float">
            <text:p>1004</text:p>
          </table:table-cell>
          <table:table-cell ns41:value-type="float" table:style-name="ce58" office:value="10712" office:value-type="float">
            <text:p>1071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Achtienhoven</text:p>
          </table:table-cell>
          <table:table-cell table:style-name="ce16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0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080.82" office:value-type="float">
            <text:p>1080.82</text:p>
          </table:table-cell>
          <table:table-cell ns41:value-type="float" table:style-name="TL Data" office:value="496.84" office:value-type="float">
            <text:p>496.84</text:p>
          </table:table-cell>
          <table:table-cell ns41:value-type="float" table:style-name="ce51" office:value="1005" office:value-type="float">
            <text:p>1005</text:p>
          </table:table-cell>
          <table:table-cell ns41:value-type="float" table:style-name="ce58" office:value="10524" office:value-type="float">
            <text:p>1052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Amerongen</text:p>
          </table:table-cell>
          <table:table-cell table:style-name="ce16"/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3196.3" office:value-type="float">
            <text:p>3196.30</text:p>
          </table:table-cell>
          <table:table-cell ns41:value-type="float" table:style-name="TL Data" office:value="762.13" office:value-type="float">
            <text:p>762.13</text:p>
          </table:table-cell>
          <table:table-cell ns41:value-type="float" table:style-name="ce51" office:value="306" office:value-type="float">
            <text:p>306</text:p>
          </table:table-cell>
          <table:table-cell ns41:value-type="float" table:style-name="ce58" office:value="11372" office:value-type="float">
            <text:p>1137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Amersfoort</text:p>
          </table:table-cell>
          <table:table-cell table:style-name="ce16"/>
          <table:table-cell ns41:value-type="float" table:style-name="TL Data" office:value="4766" office:value-type="float">
            <text:p>4766</text:p>
          </table:table-cell>
          <table:table-cell ns41:value-type="float" table:style-name="TL Data" office:value="4787" office:value-type="float">
            <text:p>4787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485" office:value-type="float">
            <text:p>7485</text:p>
          </table:table-cell>
          <table:table-cell ns41:value-type="float" table:style-name="TL Data" office:value="7895" office:value-type="float">
            <text:p>7895</text:p>
          </table:table-cell>
          <table:table-cell ns41:value-type="float" table:style-name="TL Data" office:value="2256.36" office:value-type="float">
            <text:p>2256.36</text:p>
          </table:table-cell>
          <table:table-cell ns41:value-type="float" table:style-name="TL Data" office:value="6816.28" office:value-type="float">
            <text:p>6816.28</text:p>
          </table:table-cell>
          <table:table-cell ns41:value-type="float" table:style-name="ce51" office:value="307" office:value-type="float">
            <text:p>307</text:p>
          </table:table-cell>
          <table:table-cell ns41:value-type="float" table:style-name="ce58" office:value="10948" office:value-type="float">
            <text:p>10948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Baam</text:p>
          </table:table-cell>
          <table:table-cell table:style-name="ce16"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3322.38" office:value-type="float">
            <text:p>3322.38</text:p>
          </table:table-cell>
          <table:table-cell ns41:value-type="float" table:style-name="TL Data" office:value="1553.1" office:value-type="float">
            <text:p>1553.10</text:p>
          </table:table-cell>
          <table:table-cell ns41:value-type="float" table:style-name="ce51" office:value="308" office:value-type="float">
            <text:p>308</text:p>
          </table:table-cell>
          <table:table-cell ns41:value-type="float" table:style-name="ce58" office:value="11411" office:value-type="float">
            <text:p>11411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Benschop</text:p>
          </table:table-cell>
          <table:table-cell table:style-name="ce16"/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0"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2280.4" office:value-type="float">
            <text:p>2280.40</text:p>
          </table:table-cell>
          <table:table-cell ns41:value-type="float" table:style-name="TL Data" office:value="788.89" office:value-type="float">
            <text:p>788.89</text:p>
          </table:table-cell>
          <table:table-cell ns41:value-type="float" table:style-name="ce51" office:value="309" office:value-type="float">
            <text:p>309</text:p>
          </table:table-cell>
          <table:table-cell ns41:value-type="float" table:style-name="ce58" office:value="11330" office:value-type="float">
            <text:p>1133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Bildt (de)</text:p>
          </table:table-cell>
          <table:table-cell table:style-name="ce16"/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3029.71" office:value-type="float">
            <text:p>3029.71</text:p>
          </table:table-cell>
          <table:table-cell ns41:value-type="float" table:style-name="TL Data" office:value="883.91" office:value-type="float">
            <text:p>883.91</text:p>
          </table:table-cell>
          <table:table-cell ns41:value-type="float" table:style-name="ce51" office:value="310" office:value-type="float">
            <text:p>310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Breukelen-Nijenrode</text:p>
          </table:table-cell>
          <table:table-cell table:style-name="ce16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112.51" office:value-type="float">
            <text:p>1112.51</text:p>
          </table:table-cell>
          <table:table-cell ns41:value-type="float" table:style-name="TL Data" office:value="2088.07" office:value-type="float">
            <text:p>2088.07</text:p>
          </table:table-cell>
          <table:table-cell ns41:value-type="float" table:style-name="ce51" office:value="1028" office:value-type="float">
            <text:p>1028</text:p>
          </table:table-cell>
          <table:table-cell ns41:value-type="float" table:style-name="ce58" office:value="10807" office:value-type="float">
            <text:p>1080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Breukelen-St. Pieters</text:p>
          </table:table-cell>
          <table:table-cell table:style-name="ce16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0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276.5" office:value-type="float">
            <text:p>1276.50</text:p>
          </table:table-cell>
          <table:table-cell ns41:value-type="float" table:style-name="TL Data" office:value="672.15" office:value-type="float">
            <text:p>672.15</text:p>
          </table:table-cell>
          <table:table-cell ns41:value-type="float" table:style-name="ce51" office:value="1029" office:value-type="float">
            <text:p>1029</text:p>
          </table:table-cell>
          <table:table-cell ns41:value-type="float" table:style-name="ce58" office:value="11149" office:value-type="float">
            <text:p>1114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Bunnik</text:p>
          </table:table-cell>
          <table:table-cell table:style-name="ce16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453.86" office:value-type="float">
            <text:p>1453.86</text:p>
          </table:table-cell>
          <table:table-cell ns41:value-type="float" table:style-name="TL Data" office:value="755.23" office:value-type="float">
            <text:p>755.23</text:p>
          </table:table-cell>
          <table:table-cell ns41:value-type="float" table:style-name="ce51" office:value="312" office:value-type="float">
            <text:p>312</text:p>
          </table:table-cell>
          <table:table-cell ns41:value-type="float" table:style-name="ce58" office:value="10820" office:value-type="float">
            <text:p>1082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Bunschoten</text:p>
          </table:table-cell>
          <table:table-cell table:style-name="ce16"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15"/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2220.11" office:value-type="float">
            <text:p>2220.11</text:p>
          </table:table-cell>
          <table:table-cell ns41:value-type="float" table:style-name="TL Data" office:value="1058.05" office:value-type="float">
            <text:p>1058.05</text:p>
          </table:table-cell>
          <table:table-cell ns41:value-type="float" table:style-name="ce51" office:value="313" office:value-type="float">
            <text:p>313</text:p>
          </table:table-cell>
          <table:table-cell ns41:value-type="float" table:style-name="ce58" office:value="11343" office:value-type="float">
            <text:p>1134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Cothen</text:p>
          </table:table-cell>
          <table:table-cell table:style-name="ce16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210.85" office:value-type="float">
            <text:p>1210.85</text:p>
          </table:table-cell>
          <table:table-cell ns41:value-type="float" table:style-name="TL Data" office:value="638.39" office:value-type="float">
            <text:p>638.39</text:p>
          </table:table-cell>
          <table:table-cell ns41:value-type="float" table:style-name="ce51" office:value="314" office:value-type="float">
            <text:p>314</text:p>
          </table:table-cell>
          <table:table-cell ns41:value-type="float" table:style-name="ce58" office:value="11316" office:value-type="float">
            <text:p>11316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Doorn</text:p>
          </table:table-cell>
          <table:table-cell table:style-name="ce16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217.29" office:value-type="float">
            <text:p>2217.29</text:p>
          </table:table-cell>
          <table:table-cell ns41:value-type="float" table:style-name="TL Data" office:value="837.5" office:value-type="float">
            <text:p>837.50</text:p>
          </table:table-cell>
          <table:table-cell ns41:value-type="float" table:style-name="ce51" office:value="315" office:value-type="float">
            <text:p>315</text:p>
          </table:table-cell>
          <table:table-cell ns41:value-type="float" table:style-name="ce58" office:value="10213" office:value-type="float">
            <text:p>102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Driebergen</text:p>
          </table:table-cell>
          <table:table-cell table:style-name="ce16"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2415.38" office:value-type="float">
            <text:p>2415.38</text:p>
          </table:table-cell>
          <table:table-cell ns41:value-type="float" table:style-name="TL Data" office:value="1035.03" office:value-type="float">
            <text:p>1035.03</text:p>
          </table:table-cell>
          <table:table-cell ns41:value-type="float" table:style-name="ce51" office:value="1048" office:value-type="float">
            <text:p>1048</text:p>
          </table:table-cell>
          <table:table-cell ns41:value-type="float" table:style-name="ce58" office:value="10777" office:value-type="float">
            <text:p>1077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Eennes</text:p>
          </table:table-cell>
          <table:table-cell table:style-name="ce16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3078.34" office:value-type="float">
            <text:p>3078.34</text:p>
          </table:table-cell>
          <table:table-cell ns41:value-type="float" table:style-name="TL Data" office:value="416.78" office:value-type="float">
            <text:p>416.78</text:p>
          </table:table-cell>
          <table:table-cell ns41:value-type="float" table:style-name="ce51" office:value="317" office:value-type="float">
            <text:p>317</text:p>
          </table:table-cell>
          <table:table-cell ns41:value-type="float" table:style-name="ce58" office:value="10248" office:value-type="float">
            <text:p>1024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Haarzuilens</text:p>
          </table:table-cell>
          <table:table-cell table:style-name="ce16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98.38" office:value-type="float">
            <text:p>698.38</text:p>
          </table:table-cell>
          <table:table-cell ns41:value-type="float" table:style-name="TL Data" office:value="545.54" office:value-type="float">
            <text:p>545.54</text:p>
          </table:table-cell>
          <table:table-cell ns41:value-type="float" table:style-name="ce51" office:value="1069" office:value-type="float">
            <text:p>1069</text:p>
          </table:table-cell>
          <table:table-cell ns41:value-type="float" table:style-name="ce58" office:value="10737" office:value-type="float">
            <text:p>1073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Harmelen</text:p>
          </table:table-cell>
          <table:table-cell table:style-name="ce16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 table:number-columns-repeated="11"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1910.73" office:value-type="float">
            <text:p>1910.73</text:p>
          </table:table-cell>
          <table:table-cell ns41:value-type="float" table:style-name="TL Data" office:value="964.02" office:value-type="float">
            <text:p>964.02</text:p>
          </table:table-cell>
          <table:table-cell ns41:value-type="float" table:style-name="ce51" office:value="318" office:value-type="float">
            <text:p>318</text:p>
          </table:table-cell>
          <table:table-cell ns41:value-type="float" table:style-name="ce58" office:value="10183" office:value-type="float">
            <text:p>1018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Hoenkoop</text:p>
          </table:table-cell>
          <table:table-cell table:style-name="ce16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0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754.99" office:value-type="float">
            <text:p>754.99</text:p>
          </table:table-cell>
          <table:table-cell ns41:value-type="float" table:style-name="TL Data" office:value="574.84" office:value-type="float">
            <text:p>574.84</text:p>
          </table:table-cell>
          <table:table-cell ns41:value-type="float" table:style-name="ce51" office:value="319" office:value-type="float">
            <text:p>319</text:p>
          </table:table-cell>
          <table:table-cell ns41:value-type="float" table:style-name="ce58" office:value="10611" office:value-type="float">
            <text:p>1061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Hoogland</text:p>
          </table:table-cell>
          <table:table-cell table:style-name="ce16"/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4127.15" office:value-type="float">
            <text:p>4127.15</text:p>
          </table:table-cell>
          <table:table-cell ns41:value-type="float" table:style-name="TL Data" office:value="547.83" office:value-type="float">
            <text:p>547.83</text:p>
          </table:table-cell>
          <table:table-cell ns41:value-type="float" table:style-name="ce51" office:value="320" office:value-type="float">
            <text:p>320</text:p>
          </table:table-cell>
          <table:table-cell ns41:value-type="float" table:style-name="ce58" office:value="10545" office:value-type="float">
            <text:p>1054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Houten</text:p>
          </table:table-cell>
          <table:table-cell table:style-name="ce16"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3440.14" office:value-type="float">
            <text:p>3440.14</text:p>
          </table:table-cell>
          <table:table-cell ns41:value-type="float" table:style-name="TL Data" office:value="512.47" office:value-type="float">
            <text:p>512.47</text:p>
          </table:table-cell>
          <table:table-cell ns41:value-type="float" table:style-name="ce51" office:value="321" office:value-type="float">
            <text:p>321</text:p>
          </table:table-cell>
          <table:table-cell ns41:value-type="float" table:style-name="ce58" office:value="10230" office:value-type="float">
            <text:p>1023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IJselstein</text:p>
          </table:table-cell>
          <table:table-cell table:style-name="ce16"/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2227.41" office:value-type="float">
            <text:p>2227.41</text:p>
          </table:table-cell>
          <table:table-cell ns41:value-type="float" table:style-name="TL Data" office:value="1556.51" office:value-type="float">
            <text:p>1556.51</text:p>
          </table:table-cell>
          <table:table-cell ns41:value-type="float" table:style-name="ce51" office:value="353" office:value-type="float">
            <text:p>353</text:p>
          </table:table-cell>
          <table:table-cell ns41:value-type="float" table:style-name="ce58" office:value="10152" office:value-type="float">
            <text:p>1015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Jaarsveld</text:p>
          </table:table-cell>
          <table:table-cell table:style-name="ce16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0"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306.84" office:value-type="float">
            <text:p>1306.84</text:p>
          </table:table-cell>
          <table:table-cell ns41:value-type="float" table:style-name="TL Data" office:value="1208.25" office:value-type="float">
            <text:p>1208.25</text:p>
          </table:table-cell>
          <table:table-cell ns41:value-type="float" table:style-name="ce51" office:value="1091" office:value-type="float">
            <text:p>1091</text:p>
          </table:table-cell>
          <table:table-cell ns41:value-type="float" table:style-name="ce58" office:value="10847" office:value-type="float">
            <text:p>10847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Jutphaas</text:p>
          </table:table-cell>
          <table:table-cell table:style-name="ce16"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2594.78" office:value-type="float">
            <text:p>2594.78</text:p>
          </table:table-cell>
          <table:table-cell ns41:value-type="float" table:style-name="TL Data" office:value="1013.18" office:value-type="float">
            <text:p>1013.18</text:p>
          </table:table-cell>
          <table:table-cell ns41:value-type="float" table:style-name="ce51" office:value="322" office:value-type="float">
            <text:p>322</text:p>
          </table:table-cell>
          <table:table-cell ns41:value-type="float" table:style-name="ce58" office:value="10374" office:value-type="float">
            <text:p>1037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Kamerik</text:p>
          </table:table-cell>
          <table:table-cell table:style-name="ce16"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0"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946.2" office:value-type="float">
            <text:p>2946.20</text:p>
          </table:table-cell>
          <table:table-cell ns41:value-type="float" table:style-name="TL Data" office:value="608.91" office:value-type="float">
            <text:p>608.91</text:p>
          </table:table-cell>
          <table:table-cell ns41:value-type="float" table:style-name="ce51" office:value="323" office:value-type="float">
            <text:p>323</text:p>
          </table:table-cell>
          <table:table-cell ns41:value-type="float" table:style-name="ce58" office:value="10554" office:value-type="float">
            <text:p>1055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Kockengen</text:p>
          </table:table-cell>
          <table:table-cell table:style-name="ce16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700.74" office:value-type="float">
            <text:p>700.74</text:p>
          </table:table-cell>
          <table:table-cell ns41:value-type="float" table:style-name="TL Data" office:value="1177.32" office:value-type="float">
            <text:p>1177.32</text:p>
          </table:table-cell>
          <table:table-cell ns41:value-type="float" table:style-name="ce51" office:value="324" office:value-type="float">
            <text:p>324</text:p>
          </table:table-cell>
          <table:table-cell ns41:value-type="float" table:style-name="ce58" office:value="10765" office:value-type="float">
            <text:p>1076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Laagnieuwkoop</text:p>
          </table:table-cell>
          <table:table-cell table:style-name="ce16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78.12" office:value-type="float">
            <text:p>678.12</text:p>
          </table:table-cell>
          <table:table-cell ns41:value-type="float" table:style-name="TL Data" office:value="634.1" office:value-type="float">
            <text:p>634.10</text:p>
          </table:table-cell>
          <table:table-cell ns41:value-type="float" table:style-name="ce51" office:value="1100" office:value-type="float">
            <text:p>1100</text:p>
          </table:table-cell>
          <table:table-cell ns41:value-type="float" table:style-name="ce58" office:value="10305" office:value-type="float">
            <text:p>1030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Langbroek</text:p>
          </table:table-cell>
          <table:table-cell table:style-name="ce16"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793.3" office:value-type="float">
            <text:p>1793.30</text:p>
          </table:table-cell>
          <table:table-cell ns41:value-type="float" table:style-name="TL Data" office:value="678.07" office:value-type="float">
            <text:p>678.07</text:p>
          </table:table-cell>
          <table:table-cell ns41:value-type="float" table:style-name="ce51" office:value="325" office:value-type="float">
            <text:p>325</text:p>
          </table:table-cell>
          <table:table-cell ns41:value-type="float" table:style-name="ce58" office:value="11413" office:value-type="float">
            <text:p>114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Leersum</text:p>
          </table:table-cell>
          <table:table-cell table:style-name="ce16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997.6" office:value-type="float">
            <text:p>2997.60</text:p>
          </table:table-cell>
          <table:table-cell ns41:value-type="float" table:style-name="TL Data" office:value="450.02" office:value-type="float">
            <text:p>450.02</text:p>
          </table:table-cell>
          <table:table-cell ns41:value-type="float" table:style-name="ce51" office:value="326" office:value-type="float">
            <text:p>326</text:p>
          </table:table-cell>
          <table:table-cell ns41:value-type="float" table:style-name="ce58" office:value="11142" office:value-type="float">
            <text:p>1114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Leusden</text:p>
          </table:table-cell>
          <table:table-cell table:style-name="ce16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4791.35" office:value-type="float">
            <text:p>4791.35</text:p>
          </table:table-cell>
          <table:table-cell ns41:value-type="float" table:style-name="TL Data" office:value="377.13" office:value-type="float">
            <text:p>377.13</text:p>
          </table:table-cell>
          <table:table-cell ns41:value-type="float" table:style-name="ce51" office:value="327" office:value-type="float">
            <text:p>327</text:p>
          </table:table-cell>
          <table:table-cell ns41:value-type="float" table:style-name="ce58" office:value="10978" office:value-type="float">
            <text:p>1097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TL RowHeader" office:value-type="string">
            <text:p>Linschoten</text:p>
          </table:table-cell>
          <table:table-cell table:style-name="ce16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0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2722.65" office:value-type="float">
            <text:p>2722.65</text:p>
          </table:table-cell>
          <table:table-cell ns41:value-type="float" table:style-name="TL Data" office:value="524.48" office:value-type="float">
            <text:p>524.48</text:p>
          </table:table-cell>
          <table:table-cell ns41:value-type="float" table:style-name="ce51" office:value="328" office:value-type="float">
            <text:p>328</text:p>
          </table:table-cell>
          <table:table-cell ns41:value-type="float" table:style-name="ce58" office:value="11324" office:value-type="float">
            <text:p>1132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oenen</text:p>
          </table:table-cell>
          <table:table-cell table:style-name="ce16"/>
          <table:table-cell ns41:value-type="float" table:style-name="ce25" office:value="290" office:value-type="float">
            <text:p>290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5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 table:number-columns-repeated="3"/>
          <table:table-cell ns41:value-type="float" table:style-name="ce32" office:value="637" office:value-type="float">
            <text:p>637</text:p>
          </table:table-cell>
          <table:table-cell ns41:value-type="float" table:style-name="ce32" office:value="718" office:value-type="float">
            <text:p>718</text:p>
          </table:table-cell>
          <table:table-cell ns41:value-type="float" table:style-name="ce39" office:value="1003.52" office:value-type="float">
            <text:p>1003.52</text:p>
          </table:table-cell>
          <table:table-cell ns41:value-type="float" table:style-name="ce43" office:value="1350.24" office:value-type="float">
            <text:p>1350.24</text:p>
          </table:table-cell>
          <table:table-cell ns41:value-type="float" table:style-name="ce51" office:value="329" office:value-type="float">
            <text:p>329</text:p>
          </table:table-cell>
          <table:table-cell ns41:value-type="float" table:style-name="ce58" office:value="11202" office:value-type="float">
            <text:p>1120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oenersloot</text:p>
          </table:table-cell>
          <table:table-cell table:style-name="ce16"/>
          <table:table-cell ns41:value-type="float" table:style-name="ce25" office:value="146" office:value-type="float">
            <text:p>146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55" office:value-type="float">
            <text:p>55</text:p>
          </table:table-cell>
          <table:table-cell table:style-name="ce32" table:number-columns-repeated="4"/>
          <table:table-cell ns41:value-type="float" table:style-name="ce32" office:value="1" office:value-type="float">
            <text:p>1</text:p>
          </table:table-cell>
          <table:table-cell table:style-name="ce32" table:number-columns-repeated="15"/>
          <table:table-cell ns41:value-type="float" table:style-name="ce32" office:value="310" office:value-type="float">
            <text:p>310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9" office:value="628.55" office:value-type="float">
            <text:p>628.55</text:p>
          </table:table-cell>
          <table:table-cell ns41:value-type="float" table:style-name="ce43" office:value="932.3" office:value-type="float">
            <text:p>932.30</text:p>
          </table:table-cell>
          <table:table-cell ns41:value-type="float" table:style-name="ce51" office:value="1105" office:value-type="float">
            <text:p>1105</text:p>
          </table:table-cell>
          <table:table-cell ns41:value-type="float" table:style-name="ce58" office:value="10208" office:value-type="float">
            <text:p>1020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oosdrecht</text:p>
          </table:table-cell>
          <table:table-cell table:style-name="ce16"/>
          <table:table-cell ns41:value-type="float" table:style-name="ce25" office:value="1079" office:value-type="float">
            <text:p>1079</text:p>
          </table:table-cell>
          <table:table-cell ns41:value-type="float" table:style-name="ce32" office:value="897" office:value-type="float">
            <text:p>897</text:p>
          </table:table-cell>
          <table:table-cell ns41:value-type="float" table:style-name="ce32" office:value="249" office:value-type="float">
            <text:p>249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2" office:value="450" office:value-type="float">
            <text:p>450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table:style-name="ce32" table:number-columns-repeated="3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8"/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802" office:value-type="float">
            <text:p>1802</text:p>
          </table:table-cell>
          <table:table-cell ns41:value-type="float" table:style-name="ce32" office:value="1507" office:value-type="float">
            <text:p>1507</text:p>
          </table:table-cell>
          <table:table-cell ns41:value-type="float" table:style-name="ce39" office:value="3132.97" office:value-type="float">
            <text:p>3132.97</text:p>
          </table:table-cell>
          <table:table-cell ns41:value-type="float" table:style-name="ce43" office:value="1056.18" office:value-type="float">
            <text:p>1056.18</text:p>
          </table:table-cell>
          <table:table-cell ns41:value-type="float" table:style-name="ce51" office:value="330" office:value-type="float">
            <text:p>330</text:p>
          </table:table-cell>
          <table:table-cell ns41:value-type="float" table:style-name="ce58" office:value="10639" office:value-type="float">
            <text:p>1063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Lopik</text:p>
          </table:table-cell>
          <table:table-cell table:style-name="ce16"/>
          <table:table-cell ns41:value-type="float" table:style-name="ce25" office:value="517" office:value-type="float">
            <text:p>517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235" office:value-type="float">
            <text:p>235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91" office:value-type="float">
            <text:p>91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6"/>
          <table:table-cell ns41:value-type="float" table:style-name="ce32" office:value="818" office:value-type="float">
            <text:p>818</text:p>
          </table:table-cell>
          <table:table-cell ns41:value-type="float" table:style-name="ce32" office:value="761" office:value-type="float">
            <text:p>761</text:p>
          </table:table-cell>
          <table:table-cell ns41:value-type="float" table:style-name="ce39" office:value="2029.59" office:value-type="float">
            <text:p>2029.59</text:p>
          </table:table-cell>
          <table:table-cell ns41:value-type="float" table:style-name="ce43" office:value="777.98" office:value-type="float">
            <text:p>777.98</text:p>
          </table:table-cell>
          <table:table-cell ns41:value-type="float" table:style-name="ce51" office:value="331" office:value-type="float">
            <text:p>331</text:p>
          </table:table-cell>
          <table:table-cell ns41:value-type="float" table:style-name="ce58" office:value="10333" office:value-type="float">
            <text:p>1033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Maarn</text:p>
          </table:table-cell>
          <table:table-cell table:style-name="ce16"/>
          <table:table-cell ns41:value-type="float" table:style-name="ce25" office:value="203" office:value-type="float">
            <text:p>203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42" office:value-type="float">
            <text:p>42</text:p>
          </table:table-cell>
          <table:table-cell table:style-name="ce32" table:number-columns-repeated="3"/>
          <table:table-cell ns41:value-type="float" table:style-name="ce32" office:value="2" office:value-type="float">
            <text:p>2</text:p>
          </table:table-cell>
          <table:table-cell table:style-name="ce32" table:number-columns-repeated="11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390" office:value-type="float">
            <text:p>390</text:p>
          </table:table-cell>
          <table:table-cell ns41:value-type="float" table:style-name="ce32" office:value="335" office:value-type="float">
            <text:p>335</text:p>
          </table:table-cell>
          <table:table-cell ns41:value-type="float" table:style-name="ce39" office:value="2521.04" office:value-type="float">
            <text:p>2521.04</text:p>
          </table:table-cell>
          <table:table-cell ns41:value-type="float" table:style-name="ce43" office:value="287.57" office:value-type="float">
            <text:p>287.57</text:p>
          </table:table-cell>
          <table:table-cell ns41:value-type="float" table:style-name="ce51" office:value="332" office:value-type="float">
            <text:p>332</text:p>
          </table:table-cell>
          <table:table-cell ns41:value-type="float" table:style-name="ce58" office:value="10392" office:value-type="float">
            <text:p>1039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Maarssen</text:p>
          </table:table-cell>
          <table:table-cell table:style-name="ce16"/>
          <table:table-cell ns41:value-type="float" table:style-name="ce25" office:value="443" office:value-type="float">
            <text:p>443</text:p>
          </table:table-cell>
          <table:table-cell ns41:value-type="float" table:style-name="ce32" office:value="382" office:value-type="float">
            <text:p>382</text:p>
          </table:table-cell>
          <table:table-cell ns41:value-type="float" table:style-name="ce32" office:value="303" office:value-type="float">
            <text:p>303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328" office:value-type="float">
            <text:p>32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table:style-name="ce32" table:number-columns-repeated="2"/>
          <table:table-cell ns41:value-type="float" table:style-name="ce32" office:value="7" office:value-type="float">
            <text:p>7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4"/>
          <table:table-cell ns41:value-type="float" table:style-name="ce32" office:value="996" office:value-type="float">
            <text:p>996</text:p>
          </table:table-cell>
          <table:table-cell ns41:value-type="float" table:style-name="ce32" office:value="1070" office:value-type="float">
            <text:p>1070</text:p>
          </table:table-cell>
          <table:table-cell ns41:value-type="float" table:style-name="ce39" office:value="844.65" office:value-type="float">
            <text:p>844.65</text:p>
          </table:table-cell>
          <table:table-cell ns41:value-type="float" table:style-name="ce43" office:value="2445.98" office:value-type="float">
            <text:p>2445.98</text:p>
          </table:table-cell>
          <table:table-cell ns41:value-type="float" table:style-name="ce51" office:value="333" office:value-type="float">
            <text:p>333</text:p>
          </table:table-cell>
          <table:table-cell ns41:value-type="float" table:style-name="ce58" office:value="10191" office:value-type="float">
            <text:p>1019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1">
          <table:table-cell ns41:value-type="string" table:style-name="ce8" office:value-type="string">
            <text:p>Maarsseveen</text:p>
          </table:table-cell>
          <table:table-cell table:style-name="ce16"/>
          <table:table-cell ns41:value-type="float" table:style-name="ce25" office:value="373" office:value-type="float">
            <text:p>373</text:p>
          </table:table-cell>
          <table:table-cell ns41:value-type="float" table:style-name="ce32" office:value="296" office:value-type="float">
            <text:p>296</text:p>
          </table:table-cell>
          <table:table-cell ns41:value-type="float" office:value="217" table:style-name="ce32" table:number-columns-repeated="2" office:value-type="float">
            <text:p>217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138" office:value-type="float">
            <text:p>138</text:p>
          </table:table-cell>
          <table:table-cell ns41:value-type="float" office:value="3" table:style-name="ce32" table:number-columns-repeated="3" office:value-type="float">
            <text:p>3</text:p>
          </table:table-cell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 table:number-columns-repeated="13"/>
          <table:table-cell ns41:value-type="float" table:style-name="ce32" office:value="701" office:value-type="float">
            <text:p>701</text:p>
          </table:table-cell>
          <table:table-cell ns41:value-type="float" table:style-name="ce32" office:value="715" office:value-type="float">
            <text:p>715</text:p>
          </table:table-cell>
          <table:table-cell ns41:value-type="float" table:style-name="ce39" office:value="961.25" office:value-type="float">
            <text:p>961.25</text:p>
          </table:table-cell>
          <table:table-cell ns41:value-type="float" table:style-name="ce43" office:value="1473.08" office:value-type="float">
            <text:p>1473.08</text:p>
          </table:table-cell>
          <table:table-cell ns41:value-type="float" table:style-name="ce51" office:value="1108" office:value-type="float">
            <text:p>1108</text:p>
          </table:table-cell>
          <table:table-cell ns41:value-type="float" table:style-name="ce58" office:value="10874" office:value-type="float">
            <text:p>1087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73" office:value="280076" office:value-type="float">
            <text:p>280076</text:p>
          </table:table-cell>
          <table:table-cell table:style-name="ce16" table:number-columns-repeated="983"/>
        </table:table-row>
        <table:table-row table:style-name="ro6">
          <table:table-cell ns41:value-type="string" table:style-name="ce10" office:value-type="string">
            <text:p>Maartensdijk</text:p>
          </table:table-cell>
          <table:table-cell/>
          <table:table-cell ns41:value-type="float" table:style-name="ce24" office:value="693" office:value-type="float">
            <text:p>693</text:p>
          </table:table-cell>
          <table:table-cell ns41:value-type="float" table:style-name="ce13" office:value="618" office:value-type="float">
            <text:p>618</text:p>
          </table:table-cell>
          <table:table-cell ns41:value-type="float" table:style-name="ce13" office:value="293" office:value-type="float">
            <text:p>293</text:p>
          </table:table-cell>
          <table:table-cell ns41:value-type="float" table:style-name="ce13" office:value="274" office:value-type="float">
            <text:p>274</text:p>
          </table:table-cell>
          <table:table-cell ns41:value-type="float" table:style-name="ce13" office:value="122" office:value-type="float">
            <text:p>122</text:p>
          </table:table-cell>
          <table:table-cell ns41:value-type="float" table:style-name="ce13" office:value="129" office:value-type="float">
            <text:p>129</text:p>
          </table:table-cell>
          <table:table-cell table:style-name="ce13"/>
          <table:table-cell ns41:value-type="float" table:style-name="ce13" office:value="1" office:value-type="float">
            <text:p>1</text:p>
          </table:table-cell>
          <table:table-cell ns41:value-type="float" table:style-name="ce13" office:value="2" office:value-type="float">
            <text:p>2</text:p>
          </table:table-cell>
          <table:table-cell ns41:value-type="float" table:style-name="ce13" office:value="1" office:value-type="float">
            <text:p>1</text:p>
          </table:table-cell>
          <table:table-cell table:style-name="ce13" table:number-columns-repeated="6"/>
          <table:table-cell ns41:value-type="float" table:style-name="ce13" office:value="1" office:value-type="float">
            <text:p>1</text:p>
          </table:table-cell>
          <table:table-cell table:style-name="ce13" table:number-columns-repeated="9"/>
          <table:table-cell ns41:value-type="float" table:style-name="ce13" office:value="1111" office:value-type="float">
            <text:p>1111</text:p>
          </table:table-cell>
          <table:table-cell ns41:value-type="float" table:style-name="ce13" office:value="1023" office:value-type="float">
            <text:p>1023</text:p>
          </table:table-cell>
          <table:table-cell ns41:value-type="float" table:style-name="ce13" office:value="3130.47" office:value-type="float">
            <text:p>3130.47</text:p>
          </table:table-cell>
          <table:table-cell ns41:value-type="float" table:style-name="ce42" office:value="679.73" office:value-type="float">
            <text:p>679.73</text:p>
          </table:table-cell>
          <table:table-cell ns41:value-type="float" table:style-name="ce51" office:value="334" office:value-type="float">
            <text:p>334</text:p>
          </table:table-cell>
          <table:table-cell ns41:value-type="float" table:style-name="ce58" office:value="10691" office:value-type="float">
            <text:p>1069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Mijdrecht</text:p>
          </table:table-cell>
          <table:table-cell/>
          <table:table-cell ns41:value-type="float" table:style-name="ce24" office:value="1104" office:value-type="float">
            <text:p>1104</text:p>
          </table:table-cell>
          <table:table-cell ns41:value-type="float" table:style-name="ce13" office:value="995" office:value-type="float">
            <text:p>995</text:p>
          </table:table-cell>
          <table:table-cell ns41:value-type="float" table:style-name="ce13" office:value="223" office:value-type="float">
            <text:p>223</text:p>
          </table:table-cell>
          <table:table-cell ns41:value-type="float" table:style-name="ce33" office:value="247" office:value-type="float">
            <text:p>247</text:p>
          </table:table-cell>
          <table:table-cell ns41:value-type="float" table:style-name="ce33" office:value="547" office:value-type="float">
            <text:p>547</text:p>
          </table:table-cell>
          <table:table-cell ns41:value-type="float" table:style-name="ce33" office:value="653" office:value-type="float">
            <text:p>653</text:p>
          </table:table-cell>
          <table:table-cell ns41:value-type="float" table:style-name="ce33" office:value="1" office:value-type="float">
            <text:p>1</text:p>
          </table:table-cell>
          <table:table-cell table:style-name="ce13" table:number-columns-repeated="4"/>
          <table:table-cell ns41:value-type="float" table:style-name="ce13" office:value="1" office:value-type="float">
            <text:p>1</text:p>
          </table:table-cell>
          <table:table-cell ns41:value-type="float" table:style-name="ce13" office:value="4" office:value-type="float">
            <text:p>4</text:p>
          </table:table-cell>
          <table:table-cell ns41:value-type="float" table:style-name="ce13" office:value="1" office:value-type="float">
            <text:p>1</text:p>
          </table:table-cell>
          <table:table-cell table:style-name="ce13" table:number-columns-repeated="2"/>
          <table:table-cell table:style-name="ce33"/>
          <table:table-cell table:style-name="ce13" table:number-columns-repeated="9"/>
          <table:table-cell ns41:value-type="float" table:style-name="ce13" office:value="1879" office:value-type="float">
            <text:p>1879</text:p>
          </table:table-cell>
          <table:table-cell ns41:value-type="float" table:style-name="ce13" office:value="1897" office:value-type="float">
            <text:p>1897</text:p>
          </table:table-cell>
          <table:table-cell ns41:value-type="float" table:style-name="ce13" office:value="3048.79" office:value-type="float">
            <text:p>3048.79</text:p>
          </table:table-cell>
          <table:table-cell ns41:value-type="float" table:style-name="ce42" office:value="1238.52" office:value-type="float">
            <text:p>1238.52</text:p>
          </table:table-cell>
          <table:table-cell ns41:value-type="float" table:style-name="ce51" office:value="336" office:value-type="float">
            <text:p>336</text:p>
          </table:table-cell>
          <table:table-cell ns41:value-type="float" table:style-name="ce58" office:value="11379" office:value-type="float">
            <text:p>1137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Montfoort</text:p>
          </table:table-cell>
          <table:table-cell/>
          <table:table-cell ns41:value-type="float" table:style-name="ce24" office:value="554" office:value-type="float">
            <text:p>554</text:p>
          </table:table-cell>
          <table:table-cell ns41:value-type="float" table:style-name="ce13" office:value="516" office:value-type="float">
            <text:p>516</text:p>
          </table:table-cell>
          <table:table-cell ns41:value-type="float" table:style-name="ce13" office:value="184" office:value-type="float">
            <text:p>184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227" office:value-type="float">
            <text:p>227</text:p>
          </table:table-cell>
          <table:table-cell table:style-name="ce13" table:number-columns-repeated="3"/>
          <table:table-cell ns41:value-type="float" table:style-name="ce13" office:value="3" office:value-type="float">
            <text:p>3</text:p>
          </table:table-cell>
          <table:table-cell table:style-name="ce13" table:number-columns-repeated="2"/>
          <table:table-cell ns41:value-type="float" table:style-name="ce13" office:value="3" office:value-type="float">
            <text:p>3</text:p>
          </table:table-cell>
          <table:table-cell ns41:value-type="float" table:style-name="ce13" office:value="4" office:value-type="float">
            <text:p>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table:style-name="ce13" table:number-columns-repeated="8"/>
          <table:table-cell ns41:value-type="float" table:style-name="ce13" office:value="3" office:value-type="float">
            <text:p>3</text:p>
          </table:table-cell>
          <table:table-cell table:style-name="ce13"/>
          <table:table-cell ns41:value-type="float" table:style-name="ce13" office:value="856" office:value-type="float">
            <text:p>856</text:p>
          </table:table-cell>
          <table:table-cell ns41:value-type="float" table:style-name="ce13" office:value="985" office:value-type="float">
            <text:p>985</text:p>
          </table:table-cell>
          <table:table-cell ns41:value-type="float" table:style-name="ce13" office:value="144.88" office:value-type="float">
            <text:p>144.88</text:p>
          </table:table-cell>
          <table:table-cell ns41:value-type="float" table:style-name="ce42" office:value="12706.99" office:value-type="float">
            <text:p>12706.99</text:p>
          </table:table-cell>
          <table:table-cell ns41:value-type="float" table:style-name="ce51" office:value="335" office:value-type="float">
            <text:p>335</text:p>
          </table:table-cell>
          <table:table-cell ns41:value-type="float" table:style-name="ce58" office:value="10033" office:value-type="float">
            <text:p>1003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Nigtevecht</text:p>
          </table:table-cell>
          <table:table-cell/>
          <table:table-cell ns41:value-type="float" table:style-name="ce24" office:value="139" office:value-type="float">
            <text:p>139</text:p>
          </table:table-cell>
          <table:table-cell ns41:value-type="float" table:style-name="ce13" office:value="138" office:value-type="float">
            <text:p>138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3" office:value="1" office:value-type="float">
            <text:p>1</text:p>
          </table:table-cell>
          <table:table-cell table:style-name="ce13"/>
          <table:table-cell ns41:value-type="float" table:style-name="ce33" office:value="1" office:value-type="float">
            <text:p>1</text:p>
          </table:table-cell>
          <table:table-cell ns41:value-type="float" table:style-name="ce13" office:value="1" office:value-type="float">
            <text:p>1</text:p>
          </table:table-cell>
          <table:table-cell table:style-name="ce13" table:number-columns-repeated="2"/>
          <table:table-cell ns41:value-type="float" table:style-name="ce1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13" table:number-columns-repeated="11"/>
          <table:table-cell ns41:value-type="float" table:style-name="ce13" office:value="400" office:value-type="float">
            <text:p>400</text:p>
          </table:table-cell>
          <table:table-cell ns41:value-type="float" table:style-name="ce13" office:value="364" office:value-type="float">
            <text:p>364</text:p>
          </table:table-cell>
          <table:table-cell ns41:value-type="float" table:style-name="ce13" office:value="589.6" office:value-type="float">
            <text:p>589.6</text:p>
          </table:table-cell>
          <table:table-cell ns41:value-type="float" table:style-name="ce42" office:value="1295.79" office:value-type="float">
            <text:p>1295.79</text:p>
          </table:table-cell>
          <table:table-cell ns41:value-type="float" table:style-name="ce51" office:value="337" office:value-type="float">
            <text:p>337</text:p>
          </table:table-cell>
          <table:table-cell ns41:value-type="float" table:style-name="ce58" office:value="10160" office:value-type="float">
            <text:p>1016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Odijk</text:p>
          </table:table-cell>
          <table:table-cell/>
          <table:table-cell ns41:value-type="float" table:style-name="ce24" office:value="125" office:value-type="float">
            <text:p>125</text:p>
          </table:table-cell>
          <table:table-cell ns41:value-type="float" table:style-name="ce13" office:value="114" office:value-type="float">
            <text:p>114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20" office:value-type="float">
            <text:p>20</text:p>
          </table:table-cell>
          <table:table-cell table:style-name="ce13" table:number-columns-repeated="20"/>
          <table:table-cell ns41:value-type="float" table:style-name="ce13" office:value="217" office:value-type="float">
            <text:p>217</text:p>
          </table:table-cell>
          <table:table-cell ns41:value-type="float" table:style-name="ce13" office:value="208" office:value-type="float">
            <text:p>208</text:p>
          </table:table-cell>
          <table:table-cell ns41:value-type="float" table:style-name="ce13" office:value="648.05" office:value-type="float">
            <text:p>648.05</text:p>
          </table:table-cell>
          <table:table-cell ns41:value-type="float" table:style-name="ce42" office:value="655.81" office:value-type="float">
            <text:p>655.81</text:p>
          </table:table-cell>
          <table:table-cell ns41:value-type="float" table:style-name="ce51" office:value="1131" office:value-type="float">
            <text:p>1131</text:p>
          </table:table-cell>
          <table:table-cell ns41:value-type="float" table:style-name="ce58" office:value="11003" office:value-type="float">
            <text:p>1100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Oudenrijn</text:p>
          </table:table-cell>
          <table:table-cell/>
          <table:table-cell ns41:value-type="float" table:style-name="ce24" office:value="129" office:value-type="float">
            <text:p>129</text:p>
          </table:table-cell>
          <table:table-cell ns41:value-type="float" table:style-name="ce13" office:value="102" office:value-type="float">
            <text:p>102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121" office:value-type="float">
            <text:p>121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30" office:value-type="float">
            <text:p>30</text:p>
          </table:table-cell>
          <table:table-cell table:style-name="ce13" table:number-columns-repeated="3"/>
          <table:table-cell ns41:value-type="float" table:style-name="ce33" office:value="2" office:value-type="float">
            <text:p>2</text:p>
          </table:table-cell>
          <table:table-cell table:style-name="ce13" table:number-columns-repeated="2"/>
          <table:table-cell ns41:value-type="float" office:value="1" table:style-name="ce33" table:number-columns-repeated="2" office:value-type="float">
            <text:p>1</text:p>
          </table:table-cell>
          <table:table-cell table:style-name="ce13" table:number-columns-repeated="12"/>
          <table:table-cell ns41:value-type="float" table:style-name="ce13" office:value="271" office:value-type="float">
            <text:p>271</text:p>
          </table:table-cell>
          <table:table-cell ns41:value-type="float" table:style-name="ce13" office:value="256" office:value-type="float">
            <text:p>256</text:p>
          </table:table-cell>
          <table:table-cell ns41:value-type="float" table:style-name="ce13" office:value="1449.09" office:value-type="float">
            <text:p>1449.09</text:p>
          </table:table-cell>
          <table:table-cell ns41:value-type="float" table:style-name="ce42" office:value="363.67" office:value-type="float">
            <text:p>363.67</text:p>
          </table:table-cell>
          <table:table-cell ns41:value-type="float" table:style-name="ce51" office:value="1144" office:value-type="float">
            <text:p>1144</text:p>
          </table:table-cell>
          <table:table-cell ns41:value-type="float" table:style-name="ce58" office:value="10114" office:value-type="float">
            <text:p>10114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Polsbroek</text:p>
          </table:table-cell>
          <table:table-cell/>
          <table:table-cell ns41:value-type="float" table:style-name="ce24" office:value="262" office:value-type="float">
            <text:p>262</text:p>
          </table:table-cell>
          <table:table-cell ns41:value-type="float" table:style-name="ce13" office:value="279" office:value-type="float">
            <text:p>279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96" office:value-type="float">
            <text:p>96</text:p>
          </table:table-cell>
          <table:table-cell table:style-name="ce13" table:number-columns-repeated="20"/>
          <table:table-cell ns41:value-type="float" table:style-name="ce13" office:value="434" office:value-type="float">
            <text:p>434</text:p>
          </table:table-cell>
          <table:table-cell ns41:value-type="float" table:style-name="ce13" office:value="476" office:value-type="float">
            <text:p>476</text:p>
          </table:table-cell>
          <table:table-cell ns41:value-type="float" table:style-name="ce13" office:value="1165.51" office:value-type="float">
            <text:p>1165.51</text:p>
          </table:table-cell>
          <table:table-cell ns41:value-type="float" table:style-name="ce42" office:value="780.77" office:value-type="float">
            <text:p>780.77</text:p>
          </table:table-cell>
          <table:table-cell ns41:value-type="float" table:style-name="ce51" office:value="338" office:value-type="float">
            <text:p>338</text:p>
          </table:table-cell>
          <table:table-cell ns41:value-type="float" table:style-name="ce58" office:value="10993" office:value-type="float">
            <text:p>1099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enswoude</text:p>
          </table:table-cell>
          <table:table-cell/>
          <table:table-cell ns41:value-type="float" table:style-name="ce24" office:value="449" office:value-type="float">
            <text:p>449</text:p>
          </table:table-cell>
          <table:table-cell ns41:value-type="float" table:style-name="ce13" office:value="347" office:value-type="float">
            <text:p>347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33" office:value="145" office:value-type="float">
            <text:p>145</text:p>
          </table:table-cell>
          <table:table-cell table:style-name="ce13" table:number-columns-repeated="7"/>
          <table:table-cell ns41:value-type="float" table:style-name="ce33" office:value="2" office:value-type="float">
            <text:p>2</text:p>
          </table:table-cell>
          <table:table-cell table:style-name="ce13" table:number-columns-repeated="7"/>
          <table:table-cell ns41:value-type="float" table:style-name="ce13" office:value="1" office:value-type="float">
            <text:p>1</text:p>
          </table:table-cell>
          <table:table-cell table:style-name="ce13" table:number-columns-repeated="4"/>
          <table:table-cell ns41:value-type="float" table:style-name="ce13" office:value="689" office:value-type="float">
            <text:p>689</text:p>
          </table:table-cell>
          <table:table-cell ns41:value-type="float" table:style-name="ce13" office:value="598" office:value-type="float">
            <text:p>598</text:p>
          </table:table-cell>
          <table:table-cell ns41:value-type="float" table:style-name="ce13" office:value="1974.56" office:value-type="float">
            <text:p>1974.56</text:p>
          </table:table-cell>
          <table:table-cell ns41:value-type="float" table:style-name="ce42" office:value="651.79" office:value-type="float">
            <text:p>651.79</text:p>
          </table:table-cell>
          <table:table-cell ns41:value-type="float" table:style-name="ce51" office:value="339" office:value-type="float">
            <text:p>339</text:p>
          </table:table-cell>
          <table:table-cell ns41:value-type="float" table:style-name="ce58" office:value="10269" office:value-type="float">
            <text:p>1026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henen</text:p>
          </table:table-cell>
          <table:table-cell/>
          <table:table-cell ns41:value-type="float" table:style-name="ce24" office:value="2069" office:value-type="float">
            <text:p>2069</text:p>
          </table:table-cell>
          <table:table-cell ns41:value-type="float" table:style-name="ce13" office:value="1743" office:value-type="float">
            <text:p>1743</text:p>
          </table:table-cell>
          <table:table-cell ns41:value-type="float" table:style-name="ce33" office:value="246" office:value-type="float">
            <text:p>246</text:p>
          </table:table-cell>
          <table:table-cell ns41:value-type="float" table:style-name="ce33" office:value="241" office:value-type="float">
            <text:p>241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442" office:value-type="float">
            <text:p>44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13" office:value="8" office:value-type="float">
            <text:p>8</text:p>
          </table:table-cell>
          <table:table-cell table:style-name="ce13" table:number-columns-repeated="2"/>
          <table:table-cell ns41:value-type="float" table:style-name="ce33" office:value="2" office:value-type="float">
            <text:p>2</text:p>
          </table:table-cell>
          <table:table-cell table:style-name="ce13" table:number-columns-repeated="4"/>
          <table:table-cell ns41:value-type="float" table:style-name="ce13" office:value="1" office:value-type="float">
            <text:p>1</text:p>
          </table:table-cell>
          <table:table-cell table:style-name="ce13" table:number-columns-repeated="3"/>
          <table:table-cell ns41:value-type="float" table:style-name="ce13" office:value="2" office:value-type="float">
            <text:p>2</text:p>
          </table:table-cell>
          <table:table-cell table:style-name="ce13" table:number-columns-repeated="4"/>
          <table:table-cell ns41:value-type="float" table:style-name="ce13" office:value="2679" office:value-type="float">
            <text:p>2679</text:p>
          </table:table-cell>
          <table:table-cell ns41:value-type="float" table:style-name="ce13" office:value="2441" office:value-type="float">
            <text:p>2441</text:p>
          </table:table-cell>
          <table:table-cell ns41:value-type="float" table:style-name="ce13" office:value="4391.69" office:value-type="float">
            <text:p>4391.69</text:p>
          </table:table-cell>
          <table:table-cell ns41:value-type="float" table:style-name="ce42" office:value="1165.83" office:value-type="float">
            <text:p>1165.83</text:p>
          </table:table-cell>
          <table:table-cell ns41:value-type="float" table:style-name="ce51" office:value="340" office:value-type="float">
            <text:p>340</text:p>
          </table:table-cell>
          <table:table-cell ns41:value-type="float" table:style-name="ce58" office:value="10309" office:value-type="float">
            <text:p>10309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ijsenburg</text:p>
          </table:table-cell>
          <table:table-cell/>
          <table:table-cell ns41:value-type="float" table:style-name="ce24" office:value="92" office:value-type="float">
            <text:p>92</text:p>
          </table:table-cell>
          <table:table-cell ns41:value-type="float" table:style-name="ce13" office:value="81" office:value-type="float">
            <text:p>81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71" office:value-type="float">
            <text:p>71</text:p>
          </table:table-cell>
          <table:table-cell table:style-name="ce1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13" table:number-columns-repeated="3"/>
          <table:table-cell ns41:value-type="float" table:style-name="ce13" office:value="2" office:value-type="float">
            <text:p>2</text:p>
          </table:table-cell>
          <table:table-cell table:style-name="ce13" table:number-columns-repeated="12"/>
          <table:table-cell ns41:value-type="float" table:style-name="ce13" office:value="233" office:value-type="float">
            <text:p>233</text:p>
          </table:table-cell>
          <table:table-cell ns41:value-type="float" table:style-name="ce13" office:value="248" office:value-type="float">
            <text:p>248</text:p>
          </table:table-cell>
          <table:table-cell ns41:value-type="float" table:style-name="ce13" office:value="218.38" office:value-type="float">
            <text:p>218.38</text:p>
          </table:table-cell>
          <table:table-cell ns41:value-type="float" table:style-name="ce42" office:value="2202.58" office:value-type="float">
            <text:p>2202.58</text:p>
          </table:table-cell>
          <table:table-cell ns41:value-type="float" table:style-name="ce51" office:value="1166" office:value-type="float">
            <text:p>1166</text:p>
          </table:table-cell>
          <table:table-cell ns41:value-type="float" table:style-name="ce58" office:value="10613" office:value-type="float">
            <text:p>106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Ruwiel</text:p>
          </table:table-cell>
          <table:table-cell/>
          <table:table-cell ns41:value-type="float" table:style-name="ce24" office:value="129" office:value-type="float">
            <text:p>129</text:p>
          </table:table-cell>
          <table:table-cell ns41:value-type="float" table:style-name="ce13" office:value="133" office:value-type="float">
            <text:p>133</text:p>
          </table:table-cell>
          <table:table-cell ns41:value-type="float" table:style-name="ce33" office:value="97" office:value-type="float">
            <text:p>97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" office:value-type="float">
            <text:p>1</text:p>
          </table:table-cell>
          <table:table-cell table:style-name="ce13" table:number-columns-repeated="19"/>
          <table:table-cell ns41:value-type="float" table:style-name="ce13" office:value="241" office:value-type="float">
            <text:p>241</text:p>
          </table:table-cell>
          <table:table-cell ns41:value-type="float" table:style-name="ce13" office:value="271" office:value-type="float">
            <text:p>271</text:p>
          </table:table-cell>
          <table:table-cell ns41:value-type="float" table:style-name="ce13" office:value="913.46" office:value-type="float">
            <text:p>913.46</text:p>
          </table:table-cell>
          <table:table-cell ns41:value-type="float" table:style-name="ce42" office:value="560.5" office:value-type="float">
            <text:p>560.50</text:p>
          </table:table-cell>
          <table:table-cell ns41:value-type="float" table:style-name="ce51" office:value="1164" office:value-type="float">
            <text:p>1164</text:p>
          </table:table-cell>
          <table:table-cell ns41:value-type="float" table:style-name="ce58" office:value="10526" office:value-type="float">
            <text:p>10526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chalkwijk</text:p>
          </table:table-cell>
          <table:table-cell/>
          <table:table-cell ns41:value-type="float" table:style-name="ce24" office:value="388" office:value-type="float">
            <text:p>388</text:p>
          </table:table-cell>
          <table:table-cell ns41:value-type="float" table:style-name="ce13" office:value="333" office:value-type="float">
            <text:p>333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70" office:value-type="float">
            <text:p>70</text:p>
          </table:table-cell>
          <table:table-cell table:style-name="ce13" table:number-columns-repeated="2"/>
          <table:table-cell ns41:value-type="float" table:style-name="ce33" office:value="2" office:value-type="float">
            <text:p>2</text:p>
          </table:table-cell>
          <table:table-cell table:style-name="ce13" table:number-columns-repeated="2"/>
          <table:table-cell ns41:value-type="float" table:style-name="ce13" office:value="1" office:value-type="float">
            <text:p>1</text:p>
          </table:table-cell>
          <table:table-cell table:style-name="ce13" table:number-columns-repeated="2"/>
          <table:table-cell ns41:value-type="float" table:style-name="ce13" office:value="1" office:value-type="float">
            <text:p>1</text:p>
          </table:table-cell>
          <table:table-cell table:style-name="ce13" table:number-columns-repeated="11"/>
          <table:table-cell ns41:value-type="float" table:style-name="ce13" office:value="610" office:value-type="float">
            <text:p>610</text:p>
          </table:table-cell>
          <table:table-cell ns41:value-type="float" table:style-name="ce13" office:value="576" office:value-type="float">
            <text:p>576</text:p>
          </table:table-cell>
          <table:table-cell ns41:value-type="float" table:style-name="ce13" office:value="1790.76" office:value-type="float">
            <text:p>1790.76</text:p>
          </table:table-cell>
          <table:table-cell ns41:value-type="float" table:style-name="ce42" office:value="662.28" office:value-type="float">
            <text:p>662.28</text:p>
          </table:table-cell>
          <table:table-cell ns41:value-type="float" table:style-name="ce51" office:value="1169" office:value-type="float">
            <text:p>1169</text:p>
          </table:table-cell>
          <table:table-cell ns41:value-type="float" table:style-name="ce58" office:value="10378" office:value-type="float">
            <text:p>1037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nelrewaard</text:p>
          </table:table-cell>
          <table:table-cell/>
          <table:table-cell ns41:value-type="float" table:style-name="ce24" office:value="144" office:value-type="float">
            <text:p>144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60" office:value-type="float">
            <text:p>60</text:p>
          </table:table-cell>
          <table:table-cell table:style-name="ce13" table:number-columns-repeated="8"/>
          <table:table-cell ns41:value-type="float" table:style-name="ce13" office:value="1" office:value-type="float">
            <text:p>1</text:p>
          </table:table-cell>
          <table:table-cell table:style-name="ce13" table:number-columns-repeated="11"/>
          <table:table-cell ns41:value-type="float" table:style-name="ce13" office:value="266" office:value-type="float">
            <text:p>266</text:p>
          </table:table-cell>
          <table:table-cell ns41:value-type="float" table:style-name="ce13" office:value="264" office:value-type="float">
            <text:p>264</text:p>
          </table:table-cell>
          <table:table-cell ns41:value-type="float" table:style-name="ce13" office:value="1088.91" office:value-type="float">
            <text:p>1088.91</text:p>
          </table:table-cell>
          <table:table-cell ns41:value-type="float" table:style-name="ce42" office:value="486.72" office:value-type="float">
            <text:p>486.72</text:p>
          </table:table-cell>
          <table:table-cell ns41:value-type="float" table:style-name="ce51" office:value="341" office:value-type="float">
            <text:p>341</text:p>
          </table:table-cell>
          <table:table-cell ns41:value-type="float" table:style-name="ce58" office:value="10802" office:value-type="float">
            <text:p>1080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oest</text:p>
          </table:table-cell>
          <table:table-cell/>
          <table:table-cell ns41:value-type="float" table:style-name="ce24" office:value="1477" office:value-type="float">
            <text:p>1477</text:p>
          </table:table-cell>
          <table:table-cell ns41:value-type="float" table:style-name="ce33" office:value="1270" office:value-type="float">
            <text:p>1270</text:p>
          </table:table-cell>
          <table:table-cell ns41:value-type="float" table:style-name="ce33" office:value="291" office:value-type="float">
            <text:p>291</text:p>
          </table:table-cell>
          <table:table-cell ns41:value-type="float" table:style-name="ce33" office:value="321" office:value-type="float">
            <text:p>321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table:style-name="ce1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13" office:value="5" office:value-type="float">
            <text:p>5</text:p>
          </table:table-cell>
          <table:table-cell ns41:value-type="float" table:style-name="ce13" office:value="3" office:value-type="float">
            <text:p>3</text:p>
          </table:table-cell>
          <table:table-cell table:style-name="ce13"/>
          <table:table-cell ns41:value-type="float" table:style-name="ce33" office:value="1" office:value-type="float">
            <text:p>1</text:p>
          </table:table-cell>
          <table:table-cell table:style-name="ce13" table:number-columns-repeated="10"/>
          <table:table-cell ns41:value-type="float" table:style-name="ce13" office:value="2012" office:value-type="float">
            <text:p>2012</text:p>
          </table:table-cell>
          <table:table-cell ns41:value-type="float" table:style-name="ce13" office:value="1871" office:value-type="float">
            <text:p>1871</text:p>
          </table:table-cell>
          <table:table-cell ns41:value-type="float" table:style-name="ce13" office:value="4682.93" office:value-type="float">
            <text:p>4682.93</text:p>
          </table:table-cell>
          <table:table-cell ns41:value-type="float" table:style-name="ce42" office:value="829.18" office:value-type="float">
            <text:p>829.18</text:p>
          </table:table-cell>
          <table:table-cell ns41:value-type="float" table:style-name="ce51" office:value="342" office:value-type="float">
            <text:p>342</text:p>
          </table:table-cell>
          <table:table-cell ns41:value-type="float" table:style-name="ce58" office:value="11021" office:value-type="float">
            <text:p>1102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Stoutenburg</text:p>
          </table:table-cell>
          <table:table-cell/>
          <table:table-cell ns41:value-type="float" table:style-name="ce24" office:value="235" office:value-type="float">
            <text:p>23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74" office:value-type="float">
            <text:p>74</text:p>
          </table:table-cell>
          <table:table-cell table:style-name="ce13" table:number-columns-repeated="2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13" table:number-columns-repeated="16"/>
          <table:table-cell ns41:value-type="float" table:style-name="ce13" office:value="459" office:value-type="float">
            <text:p>459</text:p>
          </table:table-cell>
          <table:table-cell ns41:value-type="float" table:style-name="ce13" office:value="386" office:value-type="float">
            <text:p>386</text:p>
          </table:table-cell>
          <table:table-cell ns41:value-type="float" table:style-name="ce13" office:value="1403.33" office:value-type="float">
            <text:p>1403.33</text:p>
          </table:table-cell>
          <table:table-cell ns41:value-type="float" table:style-name="ce42" office:value="602.13" office:value-type="float">
            <text:p>602.13</text:p>
          </table:table-cell>
          <table:table-cell ns41:value-type="float" table:style-name="ce51" office:value="343" office:value-type="float">
            <text:p>343</text:p>
          </table:table-cell>
          <table:table-cell ns41:value-type="float" table:style-name="ce58" office:value="10438" office:value-type="float">
            <text:p>1043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Tienhoven</text:p>
          </table:table-cell>
          <table:table-cell/>
          <table:table-cell ns41:value-type="float" table:style-name="ce24" office:value="172" office:value-type="float">
            <text:p>172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13" office:value="76" office:value-type="float">
            <text:p>76</text:p>
          </table:table-cell>
          <table:table-cell ns41:value-type="float" table:style-name="ce33" office:value="93" office:value-type="float">
            <text:p>93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29" office:value-type="float">
            <text:p>29</text:p>
          </table:table-cell>
          <table:table-cell table:style-name="ce13" table:number-columns-repeated="20"/>
          <table:table-cell ns41:value-type="float" table:style-name="ce13" office:value="275" office:value-type="float">
            <text:p>275</text:p>
          </table:table-cell>
          <table:table-cell ns41:value-type="float" table:style-name="ce13" office:value="249" office:value-type="float">
            <text:p>249</text:p>
          </table:table-cell>
          <table:table-cell ns41:value-type="float" table:style-name="ce13" office:value="677.19" office:value-type="float">
            <text:p>677.19</text:p>
          </table:table-cell>
          <table:table-cell ns41:value-type="float" table:style-name="ce42" office:value="773.78" office:value-type="float">
            <text:p>773.78</text:p>
          </table:table-cell>
          <table:table-cell ns41:value-type="float" table:style-name="ce51" office:value="1202" office:value-type="float">
            <text:p>1202</text:p>
          </table:table-cell>
          <table:table-cell ns41:value-type="float" table:style-name="ce58" office:value="10035" office:value-type="float">
            <text:p>1003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Tull en 't Waal</text:p>
          </table:table-cell>
          <table:table-cell/>
          <table:table-cell ns41:value-type="float" table:style-name="ce24" office:value="143" office:value-type="float">
            <text:p>143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13" office:value="71" office:value-type="float">
            <text:p>71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6" office:value-type="float">
            <text:p>36</text:p>
          </table:table-cell>
          <table:table-cell table:style-name="ce13" table:number-columns-repeated="6"/>
          <table:table-cell ns41:value-type="float" table:style-name="ce33" office:value="1" office:value-type="float">
            <text:p>1</text:p>
          </table:table-cell>
          <table:table-cell table:style-name="ce13" table:number-columns-repeated="13"/>
          <table:table-cell ns41:value-type="float" table:style-name="ce13" office:value="254" office:value-type="float">
            <text:p>254</text:p>
          </table:table-cell>
          <table:table-cell ns41:value-type="float" table:style-name="ce13" office:value="260" office:value-type="float">
            <text:p>260</text:p>
          </table:table-cell>
          <table:table-cell ns41:value-type="float" table:style-name="ce13" office:value="870.98" office:value-type="float">
            <text:p>870.98</text:p>
          </table:table-cell>
          <table:table-cell ns41:value-type="float" table:style-name="ce42" office:value="590.13" office:value-type="float">
            <text:p>590.13</text:p>
          </table:table-cell>
          <table:table-cell ns41:value-type="float" table:style-name="ce51" office:value="1205" office:value-type="float">
            <text:p>1205</text:p>
          </table:table-cell>
          <table:table-cell ns41:value-type="float" table:style-name="ce58" office:value="11022" office:value-type="float">
            <text:p>1102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eenendaal</text:p>
          </table:table-cell>
          <table:table-cell/>
          <table:table-cell ns41:value-type="float" table:style-name="ce24" office:value="1666" office:value-type="float">
            <text:p>1666</text:p>
          </table:table-cell>
          <table:table-cell ns41:value-type="float" table:style-name="ce33" office:value="1584" office:value-type="float">
            <text:p>1584</text:p>
          </table:table-cell>
          <table:table-cell ns41:value-type="float" table:style-name="ce13" office:value="177" office:value-type="float">
            <text:p>177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467" office:value-type="float">
            <text:p>467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3" office:value="2" office:value-type="float">
            <text:p>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13" office:value="4" office:value-type="float">
            <text:p>4</text:p>
          </table:table-cell>
          <table:table-cell table:style-name="ce13" table:number-columns-repeated="3"/>
          <table:table-cell ns41:value-type="float" table:style-name="ce13" office:value="6" office:value-type="float">
            <text:p>6</text:p>
          </table:table-cell>
          <table:table-cell table:style-name="ce13" table:number-columns-repeated="2"/>
          <table:table-cell ns41:value-type="float" table:style-name="ce13" office:value="3" office:value-type="float">
            <text:p>3</text:p>
          </table:table-cell>
          <table:table-cell ns41:value-type="float" table:style-name="ce13" office:value="7" office:value-type="float">
            <text:p>7</text:p>
          </table:table-cell>
          <table:table-cell table:style-name="ce13" table:number-columns-repeated="2"/>
          <table:table-cell ns41:value-type="float" table:style-name="ce13" office:value="1" office:value-type="float">
            <text:p>1</text:p>
          </table:table-cell>
          <table:table-cell table:style-name="ce13"/>
          <table:table-cell ns41:value-type="float" office:value="1" table:style-name="ce13" table:number-columns-repeated="2" office:value-type="float">
            <text:p>1</text:p>
          </table:table-cell>
          <table:table-cell table:style-name="ce13" table:number-columns-repeated="2"/>
          <table:table-cell ns41:value-type="float" table:style-name="ce13" office:value="2318" office:value-type="float">
            <text:p>2318</text:p>
          </table:table-cell>
          <table:table-cell ns41:value-type="float" table:style-name="ce13" office:value="2333" office:value-type="float">
            <text:p>2333</text:p>
          </table:table-cell>
          <table:table-cell ns41:value-type="float" table:style-name="ce13" office:value="1135.46" office:value-type="float">
            <text:p>1135.46</text:p>
          </table:table-cell>
          <table:table-cell ns41:value-type="float" table:style-name="ce42" office:value="4096.13" office:value-type="float">
            <text:p>4096.13</text:p>
          </table:table-cell>
          <table:table-cell ns41:value-type="float" table:style-name="ce51" office:value="345" office:value-type="float">
            <text:p>345</text:p>
          </table:table-cell>
          <table:table-cell ns41:value-type="float" table:style-name="ce58" office:value="11052" office:value-type="float">
            <text:p>11052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eldhuizen</text:p>
          </table:table-cell>
          <table:table-cell/>
          <table:table-cell ns41:value-type="float" table:style-name="ce24" office:value="98" office:value-type="float">
            <text:p>98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13" office:value="94" office:value-type="float">
            <text:p>94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2" office:value-type="float">
            <text:p>12</text:p>
          </table:table-cell>
          <table:table-cell table:style-name="ce13" table:number-columns-repeated="20"/>
          <table:table-cell ns41:value-type="float" table:style-name="ce13" office:value="202" office:value-type="float">
            <text:p>202</text:p>
          </table:table-cell>
          <table:table-cell ns41:value-type="float" table:style-name="ce13" office:value="180" office:value-type="float">
            <text:p>180</text:p>
          </table:table-cell>
          <table:table-cell ns41:value-type="float" table:style-name="ce13" office:value="925.61" office:value-type="float">
            <text:p>925.61</text:p>
          </table:table-cell>
          <table:table-cell ns41:value-type="float" table:style-name="ce42" office:value="412.7" office:value-type="float">
            <text:p>412.70</text:p>
          </table:table-cell>
          <table:table-cell ns41:value-type="float" table:style-name="ce51" office:value="1207" office:value-type="float">
            <text:p>1207</text:p>
          </table:table-cell>
          <table:table-cell ns41:value-type="float" table:style-name="ce58" office:value="10713" office:value-type="float">
            <text:p>10713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inkevee c.a.</text:p>
          </table:table-cell>
          <table:table-cell/>
          <table:table-cell ns41:value-type="float" table:style-name="ce24" office:value="1097" office:value-type="float">
            <text:p>1097</text:p>
          </table:table-cell>
          <table:table-cell ns41:value-type="float" table:style-name="ce33" office:value="1034" office:value-type="float">
            <text:p>1034</text:p>
          </table:table-cell>
          <table:table-cell ns41:value-type="float" table:style-name="ce13" office:value="486" office:value-type="float">
            <text:p>486</text:p>
          </table:table-cell>
          <table:table-cell ns41:value-type="float" table:style-name="ce33" office:value="458" office:value-type="float">
            <text:p>458</text:p>
          </table:table-cell>
          <table:table-cell ns41:value-type="float" table:style-name="ce33" office:value="387" office:value-type="float">
            <text:p>387</text:p>
          </table:table-cell>
          <table:table-cell ns41:value-type="float" table:style-name="ce33" office:value="373" office:value-type="float">
            <text:p>373</text:p>
          </table:table-cell>
          <table:table-cell table:style-name="ce13" table:number-columns-repeated="2"/>
          <table:table-cell ns41:value-type="float" table:style-name="ce33" office:value="15" office:value-type="float">
            <text:p>15</text:p>
          </table:table-cell>
          <table:table-cell ns41:value-type="float" table:style-name="ce13" office:value="12" office:value-type="float">
            <text:p>12</text:p>
          </table:table-cell>
          <table:table-cell table:style-name="ce13" table:number-columns-repeated="2"/>
          <table:table-cell ns41:value-type="float" office:value="1" table:style-name="ce13" table:number-columns-repeated="2" office:value-type="float">
            <text:p>1</text:p>
          </table:table-cell>
          <table:table-cell table:style-name="ce13" table:number-columns-repeated="12"/>
          <table:table-cell ns41:value-type="float" table:style-name="ce13" office:value="1986" office:value-type="float">
            <text:p>1986</text:p>
          </table:table-cell>
          <table:table-cell ns41:value-type="float" table:style-name="ce13" office:value="1878" office:value-type="float">
            <text:p>1878</text:p>
          </table:table-cell>
          <table:table-cell ns41:value-type="float" table:style-name="ce13" office:value="3712.33" office:value-type="float">
            <text:p>3712.33</text:p>
          </table:table-cell>
          <table:table-cell ns41:value-type="float" table:style-name="ce42" office:value="1040.85" office:value-type="float">
            <text:p>1040.85</text:p>
          </table:table-cell>
          <table:table-cell ns41:value-type="float" table:style-name="ce51" office:value="346" office:value-type="float">
            <text:p>346</text:p>
          </table:table-cell>
          <table:table-cell ns41:value-type="float" table:style-name="ce58" office:value="11048" office:value-type="float">
            <text:p>1104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leuten</text:p>
          </table:table-cell>
          <table:table-cell/>
          <table:table-cell ns41:value-type="float" table:style-name="ce24" office:value="361" office:value-type="float">
            <text:p>361</text:p>
          </table:table-cell>
          <table:table-cell ns41:value-type="float" table:style-name="ce33" office:value="330" office:value-type="float">
            <text:p>330</text:p>
          </table:table-cell>
          <table:table-cell ns41:value-type="float" table:style-name="ce13" office:value="263" office:value-type="float">
            <text:p>263</text:p>
          </table:table-cell>
          <table:table-cell ns41:value-type="float" table:style-name="ce33" office:value="245" office:value-type="float">
            <text:p>245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55" office:value-type="float">
            <text:p>55</text:p>
          </table:table-cell>
          <table:table-cell table:style-name="ce13" table:number-columns-repeated="11"/>
          <table:table-cell ns41:value-type="float" table:style-name="ce13" office:value="1" office:value-type="float">
            <text:p>1</text:p>
          </table:table-cell>
          <table:table-cell table:style-name="ce13" table:number-columns-repeated="8"/>
          <table:table-cell ns41:value-type="float" table:style-name="ce13" office:value="680" office:value-type="float">
            <text:p>680</text:p>
          </table:table-cell>
          <table:table-cell ns41:value-type="float" table:style-name="ce13" office:value="631" office:value-type="float">
            <text:p>631</text:p>
          </table:table-cell>
          <table:table-cell ns41:value-type="float" table:style-name="ce13" office:value="1511.21" office:value-type="float">
            <text:p>1511.21</text:p>
          </table:table-cell>
          <table:table-cell ns41:value-type="float" table:style-name="ce42" office:value="867.51" office:value-type="float">
            <text:p>867.51</text:p>
          </table:table-cell>
          <table:table-cell ns41:value-type="float" table:style-name="ce51" office:value="1211" office:value-type="float">
            <text:p>1211</text:p>
          </table:table-cell>
          <table:table-cell ns41:value-type="float" table:style-name="ce58" office:value="10658" office:value-type="float">
            <text:p>1065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reeland</text:p>
          </table:table-cell>
          <table:table-cell/>
          <table:table-cell ns41:value-type="float" table:style-name="ce24" office:value="178" office:value-type="float">
            <text:p>178</text:p>
          </table:table-cell>
          <table:table-cell ns41:value-type="float" table:style-name="ce33" office:value="191" office:value-type="float">
            <text:p>191</text:p>
          </table:table-cell>
          <table:table-cell ns41:value-type="float" table:style-name="ce13" office:value="86" office:value-type="float">
            <text:p>86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151" office:value-type="float">
            <text:p>151</text:p>
          </table:table-cell>
          <table:table-cell table:style-name="ce13"/>
          <table:table-cell ns41:value-type="float" table:style-name="ce33" office:value="1" office:value-type="float">
            <text:p>1</text:p>
          </table:table-cell>
          <table:table-cell table:style-name="ce13"/>
          <table:table-cell ns41:value-type="float" table:style-name="ce33" office:value="1" office:value-type="float">
            <text:p>1</text:p>
          </table:table-cell>
          <table:table-cell table:style-name="ce1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13" office:value="1" office:value-type="float">
            <text:p>1</text:p>
          </table:table-cell>
          <table:table-cell table:style-name="ce13" table:number-columns-repeated="3"/>
          <table:table-cell ns41:value-type="float" table:style-name="ce13" office:value="1" office:value-type="float">
            <text:p>1</text:p>
          </table:table-cell>
          <table:table-cell table:style-name="ce13" table:number-columns-repeated="8"/>
          <table:table-cell ns41:value-type="float" table:style-name="ce13" office:value="391" office:value-type="float">
            <text:p>391</text:p>
          </table:table-cell>
          <table:table-cell ns41:value-type="float" table:style-name="ce13" office:value="445" office:value-type="float">
            <text:p>445</text:p>
          </table:table-cell>
          <table:table-cell ns41:value-type="float" table:style-name="ce13" office:value="504.9" office:value-type="float">
            <text:p>504.9</text:p>
          </table:table-cell>
          <table:table-cell ns41:value-type="float" table:style-name="ce42" office:value="1655.77" office:value-type="float">
            <text:p>1655.77</text:p>
          </table:table-cell>
          <table:table-cell ns41:value-type="float" table:style-name="ce51" office:value="1213" office:value-type="float">
            <text:p>1213</text:p>
          </table:table-cell>
          <table:table-cell ns41:value-type="float" table:style-name="ce58" office:value="10898" office:value-type="float">
            <text:p>1089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Vreeswijk</text:p>
          </table:table-cell>
          <table:table-cell/>
          <table:table-cell ns41:value-type="float" table:style-name="ce24" office:value="487" office:value-type="float">
            <text:p>487</text:p>
          </table:table-cell>
          <table:table-cell ns41:value-type="float" table:style-name="ce33" office:value="419" office:value-type="float">
            <text:p>419</text:p>
          </table:table-cell>
          <table:table-cell ns41:value-type="float" table:style-name="ce13" office:value="105" office:value-type="float">
            <text:p>105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157" office:value-type="float">
            <text:p>157</text:p>
          </table:table-cell>
          <table:table-cell ns41:value-type="float" table:style-name="ce33" office:value="167" office:value-type="float">
            <text:p>16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13" office:value="3" office:value-type="float">
            <text:p>3</text:p>
          </table:table-cell>
          <table:table-cell table:style-name="ce13" table:number-columns-repeated="16"/>
          <table:table-cell ns41:value-type="float" table:style-name="ce13" office:value="753" office:value-type="float">
            <text:p>753</text:p>
          </table:table-cell>
          <table:table-cell ns41:value-type="float" table:style-name="ce13" office:value="716" office:value-type="float">
            <text:p>716</text:p>
          </table:table-cell>
          <table:table-cell ns41:value-type="float" table:style-name="ce13" office:value="812.32" office:value-type="float">
            <text:p>812.32</text:p>
          </table:table-cell>
          <table:table-cell ns41:value-type="float" table:style-name="ce42" office:value="1808.4" office:value-type="float">
            <text:p>1808.40</text:p>
          </table:table-cell>
          <table:table-cell ns41:value-type="float" table:style-name="ce51" office:value="348" office:value-type="float">
            <text:p>348</text:p>
          </table:table-cell>
          <table:table-cell ns41:value-type="float" table:style-name="ce58" office:value="10441" office:value-type="float">
            <text:p>10441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erkhoven</text:p>
          </table:table-cell>
          <table:table-cell/>
          <table:table-cell ns41:value-type="float" table:style-name="ce24" office:value="304" office:value-type="float">
            <text:p>304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13" office:value="125" office:value-type="float">
            <text:p>125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37" office:value-type="float">
            <text:p>37</text:p>
          </table:table-cell>
          <table:table-cell table:style-name="ce13" table:number-columns-repeated="20"/>
          <table:table-cell ns41:value-type="float" table:style-name="ce13" office:value="479" office:value-type="float">
            <text:p>479</text:p>
          </table:table-cell>
          <table:table-cell ns41:value-type="float" table:style-name="ce13" office:value="470" office:value-type="float">
            <text:p>470</text:p>
          </table:table-cell>
          <table:table-cell ns41:value-type="float" table:style-name="ce13" office:value="1670.39" office:value-type="float">
            <text:p>1670.39</text:p>
          </table:table-cell>
          <table:table-cell ns41:value-type="float" table:style-name="ce42" office:value="568.13" office:value-type="float">
            <text:p>568.13</text:p>
          </table:table-cell>
          <table:table-cell ns41:value-type="float" table:style-name="ce51" office:value="1223" office:value-type="float">
            <text:p>1223</text:p>
          </table:table-cell>
          <table:table-cell ns41:value-type="float" table:style-name="ce58" office:value="11299" office:value-type="float">
            <text:p>1129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estbroek</text:p>
          </table:table-cell>
          <table:table-cell/>
          <table:table-cell ns41:value-type="float" table:style-name="ce24" office:value="353" office:value-type="float">
            <text:p>353</text:p>
          </table:table-cell>
          <table:table-cell ns41:value-type="float" table:style-name="ce33" office:value="301" office:value-type="float">
            <text:p>301</text:p>
          </table:table-cell>
          <table:table-cell ns41:value-type="float" table:style-name="ce13" office:value="147" office:value-type="float">
            <text:p>147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45" office:value-type="float">
            <text:p>45</text:p>
          </table:table-cell>
          <table:table-cell table:style-name="ce13" table:number-columns-repeated="11"/>
          <table:table-cell ns41:value-type="float" table:style-name="ce13" office:value="1" office:value-type="float">
            <text:p>1</text:p>
          </table:table-cell>
          <table:table-cell table:style-name="ce13" table:number-columns-repeated="8"/>
          <table:table-cell ns41:value-type="float" table:style-name="ce13" office:value="529" office:value-type="float">
            <text:p>529</text:p>
          </table:table-cell>
          <table:table-cell ns41:value-type="float" table:style-name="ce13" office:value="524" office:value-type="float">
            <text:p>524</text:p>
          </table:table-cell>
          <table:table-cell ns41:value-type="float" table:style-name="ce13" office:value="1538.95" office:value-type="float">
            <text:p>1538.95</text:p>
          </table:table-cell>
          <table:table-cell ns41:value-type="float" table:style-name="ce42" office:value="684.23" office:value-type="float">
            <text:p>684.23</text:p>
          </table:table-cell>
          <table:table-cell ns41:value-type="float" table:style-name="ce51" office:value="1224" office:value-type="float">
            <text:p>1224</text:p>
          </table:table-cell>
          <table:table-cell ns41:value-type="float" table:style-name="ce58" office:value="10145" office:value-type="float">
            <text:p>1014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jk bij Duurstede</text:p>
          </table:table-cell>
          <table:table-cell/>
          <table:table-cell ns41:value-type="float" table:style-name="ce24" office:value="1104" office:value-type="float">
            <text:p>1104</text:p>
          </table:table-cell>
          <table:table-cell ns41:value-type="float" table:style-name="ce33" office:value="1057" office:value-type="float">
            <text:p>1057</text:p>
          </table:table-cell>
          <table:table-cell ns41:value-type="float" table:style-name="ce13" office:value="185" office:value-type="float">
            <text:p>185</text:p>
          </table:table-cell>
          <table:table-cell ns41:value-type="float" table:style-name="ce33" office:value="218" office:value-type="float">
            <text:p>218</text:p>
          </table:table-cell>
          <table:table-cell ns41:value-type="float" table:style-name="ce33" office:value="231" office:value-type="float">
            <text:p>231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13" table:number-columns-repeated="2"/>
          <table:table-cell ns41:value-type="float" table:style-name="ce13" office:value="3" office:value-type="float">
            <text:p>3</text:p>
          </table:table-cell>
          <table:table-cell ns41:value-type="float" table:style-name="ce13" office:value="4" office:value-type="float">
            <text:p>4</text:p>
          </table:table-cell>
          <table:table-cell table:style-name="ce13"/>
          <table:table-cell ns41:value-type="float" table:style-name="ce13" office:value="1" office:value-type="float">
            <text:p>1</text:p>
          </table:table-cell>
          <table:table-cell table:style-name="ce13"/>
          <table:table-cell ns41:value-type="float" table:style-name="ce13" office:value="1" office:value-type="float">
            <text:p>1</text:p>
          </table:table-cell>
          <table:table-cell table:style-name="ce13" table:number-columns-repeated="3"/>
          <table:table-cell ns41:value-type="float" office:value="1" table:style-name="ce13" table:number-columns-repeated="2" office:value-type="float">
            <text:p>1</text:p>
          </table:table-cell>
          <table:table-cell table:style-name="ce13" table:number-columns-repeated="3"/>
          <table:table-cell ns41:value-type="float" table:style-name="ce13" office:value="1532" office:value-type="float">
            <text:p>1532</text:p>
          </table:table-cell>
          <table:table-cell ns41:value-type="float" table:style-name="ce13" office:value="1585" office:value-type="float">
            <text:p>1585</text:p>
          </table:table-cell>
          <table:table-cell ns41:value-type="float" table:style-name="ce13" office:value="2005.29" office:value-type="float">
            <text:p>2005.29</text:p>
          </table:table-cell>
          <table:table-cell ns41:value-type="float" table:style-name="ce42" office:value="1554.38" office:value-type="float">
            <text:p>1554.38</text:p>
          </table:table-cell>
          <table:table-cell ns41:value-type="float" table:style-name="ce51" office:value="352" office:value-type="float">
            <text:p>352</text:p>
          </table:table-cell>
          <table:table-cell ns41:value-type="float" table:style-name="ce58" office:value="10760" office:value-type="float">
            <text:p>10760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lleskop</text:p>
          </table:table-cell>
          <table:table-cell/>
          <table:table-cell ns41:value-type="float" table:style-name="ce24" office:value="227" office:value-type="float">
            <text:p>227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13" office:value="99" office:value-type="float">
            <text:p>99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68" office:value-type="float">
            <text:p>68</text:p>
          </table:table-cell>
          <table:table-cell table:style-name="ce13" table:number-columns-repeated="20"/>
          <table:table-cell ns41:value-type="float" table:style-name="ce13" office:value="392" office:value-type="float">
            <text:p>392</text:p>
          </table:table-cell>
          <table:table-cell ns41:value-type="float" table:style-name="ce13" office:value="365" office:value-type="float">
            <text:p>365</text:p>
          </table:table-cell>
          <table:table-cell ns41:value-type="float" table:style-name="ce13" office:value="1428.63" office:value-type="float">
            <text:p>1428.63</text:p>
          </table:table-cell>
          <table:table-cell ns41:value-type="float" table:style-name="ce42" office:value="529.87" office:value-type="float">
            <text:p>529.87</text:p>
          </table:table-cell>
          <table:table-cell ns41:value-type="float" table:style-name="ce51" office:value="349" office:value-type="float">
            <text:p>349</text:p>
          </table:table-cell>
          <table:table-cell ns41:value-type="float" table:style-name="ce58" office:value="10758" office:value-type="float">
            <text:p>1075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llige Langerak</text:p>
          </table:table-cell>
          <table:table-cell/>
          <table:table-cell ns41:value-type="float" table:style-name="ce24" office:value="345" office:value-type="float">
            <text:p>345</text:p>
          </table:table-cell>
          <table:table-cell ns41:value-type="float" table:style-name="ce33" office:value="308" office:value-type="float">
            <text:p>308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75" office:value-type="float">
            <text:p>75</text:p>
          </table:table-cell>
          <table:table-cell table:style-name="ce13" table:number-columns-repeated="3"/>
          <table:table-cell ns41:value-type="float" table:style-name="ce13" office:value="1" office:value-type="float">
            <text:p>1</text:p>
          </table:table-cell>
          <table:table-cell table:style-name="ce13" table:number-columns-repeated="16"/>
          <table:table-cell ns41:value-type="float" table:style-name="ce13" office:value="498" office:value-type="float">
            <text:p>498</text:p>
          </table:table-cell>
          <table:table-cell ns41:value-type="float" table:style-name="ce13" office:value="468" office:value-type="float">
            <text:p>468</text:p>
          </table:table-cell>
          <table:table-cell ns41:value-type="float" table:style-name="ce13" office:value="1309.57" office:value-type="float">
            <text:p>1309.57</text:p>
          </table:table-cell>
          <table:table-cell ns41:value-type="float" table:style-name="ce42" office:value="737.56" office:value-type="float">
            <text:p>737.56</text:p>
          </table:table-cell>
          <table:table-cell ns41:value-type="float" table:style-name="ce51" office:value="1226" office:value-type="float">
            <text:p>1226</text:p>
          </table:table-cell>
          <table:table-cell ns41:value-type="float" table:style-name="ce58" office:value="10368" office:value-type="float">
            <text:p>1036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ilnis</text:p>
          </table:table-cell>
          <table:table-cell/>
          <table:table-cell ns41:value-type="float" table:style-name="ce24" office:value="740" office:value-type="float">
            <text:p>740</text:p>
          </table:table-cell>
          <table:table-cell ns41:value-type="float" table:style-name="ce33" office:value="664" office:value-type="float">
            <text:p>664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236" office:value-type="float">
            <text:p>236</text:p>
          </table:table-cell>
          <table:table-cell ns41:value-type="float" table:style-name="ce33" office:value="162" office:value-type="float">
            <text:p>162</text:p>
          </table:table-cell>
          <table:table-cell ns41:value-type="float" table:style-name="ce33" office:value="194" office:value-type="float">
            <text:p>194</text:p>
          </table:table-cell>
          <table:table-cell table:style-name="ce1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13" office:value="1" office:value-type="float">
            <text:p>1</text:p>
          </table:table-cell>
          <table:table-cell table:style-name="ce13" table:number-columns-repeated="16"/>
          <table:table-cell ns41:value-type="float" table:style-name="ce13" office:value="1137" office:value-type="float">
            <text:p>1137</text:p>
          </table:table-cell>
          <table:table-cell ns41:value-type="float" table:style-name="ce13" office:value="1095" office:value-type="float">
            <text:p>1095</text:p>
          </table:table-cell>
          <table:table-cell ns41:value-type="float" table:style-name="ce13" office:value="2392.7" office:value-type="float">
            <text:p>2392.7</text:p>
          </table:table-cell>
          <table:table-cell ns41:value-type="float" table:style-name="ce42" office:value="932.83" office:value-type="float">
            <text:p>932.83</text:p>
          </table:table-cell>
          <table:table-cell ns41:value-type="float" table:style-name="ce51" office:value="350" office:value-type="float">
            <text:p>350</text:p>
          </table:table-cell>
          <table:table-cell ns41:value-type="float" table:style-name="ce58" office:value="10365" office:value-type="float">
            <text:p>10365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Woudenberg</text:p>
          </table:table-cell>
          <table:table-cell/>
          <table:table-cell ns41:value-type="float" table:style-name="ce24" office:value="917" office:value-type="float">
            <text:p>917</text:p>
          </table:table-cell>
          <table:table-cell ns41:value-type="float" table:style-name="ce33" office:value="769" office:value-type="float">
            <text:p>769</text:p>
          </table:table-cell>
          <table:table-cell ns41:value-type="float" table:style-name="ce33" office:value="194" office:value-type="float">
            <text:p>194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199" office:value-type="float">
            <text:p>199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13"/>
          <table:table-cell ns41:value-type="float" table:style-name="ce33" office:value="3" office:value-type="float">
            <text:p>3</text:p>
          </table:table-cell>
          <table:table-cell table:style-name="ce13" table:number-columns-repeated="11"/>
          <table:table-cell ns41:value-type="float" table:style-name="ce13" office:value="1" office:value-type="float">
            <text:p>1</text:p>
          </table:table-cell>
          <table:table-cell table:style-name="ce13" table:number-columns-repeated="4"/>
          <table:table-cell ns41:value-type="float" table:style-name="ce13" office:value="1312" office:value-type="float">
            <text:p>1312</text:p>
          </table:table-cell>
          <table:table-cell ns41:value-type="float" table:style-name="ce13" office:value="1180" office:value-type="float">
            <text:p>1180</text:p>
          </table:table-cell>
          <table:table-cell ns41:value-type="float" table:style-name="ce13" office:value="3802.71" office:value-type="float">
            <text:p>3802.71</text:p>
          </table:table-cell>
          <table:table-cell ns41:value-type="float" table:style-name="ce42" office:value="655.32" office:value-type="float">
            <text:p>655.32</text:p>
          </table:table-cell>
          <table:table-cell ns41:value-type="float" table:style-name="ce51" office:value="351" office:value-type="float">
            <text:p>351</text:p>
          </table:table-cell>
          <table:table-cell ns41:value-type="float" table:style-name="ce58" office:value="11398" office:value-type="float">
            <text:p>11398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Zegveld</text:p>
          </table:table-cell>
          <table:table-cell/>
          <table:table-cell ns41:value-type="float" table:style-name="ce24" office:value="307" office:value-type="float">
            <text:p>307</text:p>
          </table:table-cell>
          <table:table-cell ns41:value-type="float" table:style-name="ce13" office:value="308" office:value-type="float">
            <text:p>308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29" office:value-type="float">
            <text:p>129</text:p>
          </table:table-cell>
          <table:table-cell table:style-name="ce13" table:number-columns-repeated="20"/>
          <table:table-cell ns41:value-type="float" table:style-name="ce13" office:value="470" office:value-type="float">
            <text:p>470</text:p>
          </table:table-cell>
          <table:table-cell ns41:value-type="float" table:style-name="ce13" office:value="518" office:value-type="float">
            <text:p>518</text:p>
          </table:table-cell>
          <table:table-cell ns41:value-type="float" table:style-name="ce13" office:value="1522.2" office:value-type="float">
            <text:p>1522.2</text:p>
          </table:table-cell>
          <table:table-cell ns41:value-type="float" table:style-name="ce42" office:value="649.06" office:value-type="float">
            <text:p>649.06</text:p>
          </table:table-cell>
          <table:table-cell ns41:value-type="float" table:style-name="ce51" office:value="354" office:value-type="float">
            <text:p>354</text:p>
          </table:table-cell>
          <table:table-cell ns41:value-type="float" table:style-name="ce58" office:value="10949" office:value-type="float">
            <text:p>1094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Zeist</text:p>
          </table:table-cell>
          <table:table-cell/>
          <table:table-cell ns41:value-type="float" table:style-name="ce24" office:value="2153" office:value-type="float">
            <text:p>2153</text:p>
          </table:table-cell>
          <table:table-cell ns41:value-type="float" table:style-name="ce13" office:value="1983" office:value-type="float">
            <text:p>1983</text:p>
          </table:table-cell>
          <table:table-cell ns41:value-type="float" table:style-name="ce33" office:value="642" office:value-type="float">
            <text:p>642</text:p>
          </table:table-cell>
          <table:table-cell ns41:value-type="float" table:style-name="ce33" office:value="765" office:value-type="float">
            <text:p>765</text:p>
          </table:table-cell>
          <table:table-cell ns41:value-type="float" table:style-name="ce33" office:value="455" office:value-type="float">
            <text:p>455</text:p>
          </table:table-cell>
          <table:table-cell ns41:value-type="float" table:style-name="ce33" office:value="671" office:value-type="float">
            <text:p>67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40" office:value-type="float">
            <text:p>40</text:p>
          </table:table-cell>
          <table:table-cell table:style-name="ce13" table:number-columns-repeated="2"/>
          <table:table-cell ns41:value-type="float" table:style-name="ce13" office:value="8" office:value-type="float">
            <text:p>8</text:p>
          </table:table-cell>
          <table:table-cell ns41:value-type="float" table:style-name="ce13" office:value="49" office:value-type="float">
            <text:p>49</text:p>
          </table:table-cell>
          <table:table-cell ns41:value-type="float" table:style-name="ce33" office:value="1" office:value-type="float">
            <text:p>1</text:p>
          </table:table-cell>
          <table:table-cell table:style-name="ce13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table:style-name="ce13"/>
          <table:table-cell ns41:value-type="float" table:style-name="ce33" office:value="1" office:value-type="float">
            <text:p>1</text:p>
          </table:table-cell>
          <table:table-cell table:style-name="ce13"/>
          <table:table-cell ns41:value-type="float" table:style-name="ce33" office:value="2" office:value-type="float">
            <text:p>2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13" table:number-columns-repeated="2"/>
          <table:table-cell ns41:value-type="float" table:style-name="ce13" office:value="3303" office:value-type="float">
            <text:p>3303</text:p>
          </table:table-cell>
          <table:table-cell ns41:value-type="float" table:style-name="ce13" office:value="3520" office:value-type="float">
            <text:p>3520</text:p>
          </table:table-cell>
          <table:table-cell ns41:value-type="float" table:style-name="ce13" office:value="5001.13" office:value-type="float">
            <text:p>5001.13</text:p>
          </table:table-cell>
          <table:table-cell ns41:value-type="float" table:style-name="ce42" office:value="1364.29" office:value-type="float">
            <text:p>1364.29</text:p>
          </table:table-cell>
          <table:table-cell ns41:value-type="float" table:style-name="ce51" office:value="355" office:value-type="float">
            <text:p>355</text:p>
          </table:table-cell>
          <table:table-cell ns41:value-type="float" table:style-name="ce58" office:value="10324" office:value-type="float">
            <text:p>10324</text:p>
          </table:table-cell>
          <table:table-cell ns41:value-type="float" table:style-name="ce58" office:value="3" office:value-type="float">
            <text:p>3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ns41:value-type="string" table:style-name="ce10" office:value-type="string">
            <text:p>Zuilen</text:p>
          </table:table-cell>
          <table:table-cell/>
          <table:table-cell ns41:value-type="float" table:style-name="ce24" office:value="284" office:value-type="float">
            <text:p>284</text:p>
          </table:table-cell>
          <table:table-cell ns41:value-type="float" table:style-name="ce13" office:value="208" office:value-type="float">
            <text:p>208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131" office:value-type="float">
            <text:p>131</text:p>
          </table:table-cell>
          <table:table-cell table:style-name="ce13" table:number-columns-repeated="3"/>
          <table:table-cell ns41:value-type="float" table:style-name="ce33" office:value="2" office:value-type="float">
            <text:p>2</text:p>
          </table:table-cell>
          <table:table-cell table:style-name="ce13" table:number-columns-repeated="2"/>
          <table:table-cell ns41:value-type="float" table:style-name="ce13" office:value="1" office:value-type="float">
            <text:p>1</text:p>
          </table:table-cell>
          <table:table-cell table:style-name="ce13" table:number-columns-repeated="13"/>
          <table:table-cell ns41:value-type="float" table:style-name="ce13" office:value="576" office:value-type="float">
            <text:p>576</text:p>
          </table:table-cell>
          <table:table-cell ns41:value-type="float" table:style-name="ce13" office:value="484" office:value-type="float">
            <text:p>484</text:p>
          </table:table-cell>
          <table:table-cell ns41:value-type="float" table:style-name="ce13" office:value="631.64" office:value-type="float">
            <text:p>631.64</text:p>
          </table:table-cell>
          <table:table-cell ns41:value-type="float" table:style-name="ce42" office:value="1678.17" office:value-type="float">
            <text:p>1678.17</text:p>
          </table:table-cell>
          <table:table-cell ns41:value-type="float" table:style-name="ce51" office:value="1242" office:value-type="float">
            <text:p>1242</text:p>
          </table:table-cell>
          <table:table-cell ns41:value-type="float" table:style-name="ce58" office:value="10059" office:value-type="float">
            <text:p>10059</text:p>
          </table:table-cell>
          <table:table-cell ns41:value-type="float" table:style-name="ce58" office:value="4" office:value-type="float">
            <text:p>4</text:p>
          </table:table-cell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7">
          <table:table-cell ns41:value-type="string" table:style-name="ce11" office:value-type="string">
            <text:p>Totaal der overige gemeenten</text:p>
          </table:table-cell>
          <table:table-cell/>
          <table:table-cell ns41:value-type="float" table:style-name="ce24" office:value="43184" office:value-type="float">
            <text:p>43184</text:p>
          </table:table-cell>
          <table:table-cell ns41:value-type="float" table:style-name="ce13" office:value="38628" office:value-type="float">
            <text:p>38628</text:p>
          </table:table-cell>
          <table:table-cell ns41:value-type="float" table:style-name="ce13" office:value="13560" office:value-type="float">
            <text:p>13560</text:p>
          </table:table-cell>
          <table:table-cell ns41:value-type="float" table:style-name="ce13" office:value="14814" office:value-type="float">
            <text:p>14814</text:p>
          </table:table-cell>
          <table:table-cell ns41:value-type="float" table:style-name="ce13" office:value="11828" office:value-type="float">
            <text:p>11828</text:p>
          </table:table-cell>
          <table:table-cell ns41:value-type="float" table:style-name="ce13" office:value="13652" office:value-type="float">
            <text:p>13652</text:p>
          </table:table-cell>
          <table:table-cell ns41:value-type="float" table:style-name="ce13" office:value="99" office:value-type="float">
            <text:p>99</text:p>
          </table:table-cell>
          <table:table-cell ns41:value-type="float" table:style-name="ce13" office:value="109" office:value-type="float">
            <text:p>109</text:p>
          </table:table-cell>
          <table:table-cell ns41:value-type="float" table:style-name="ce13" office:value="145" office:value-type="float">
            <text:p>145</text:p>
          </table:table-cell>
          <table:table-cell ns41:value-type="float" table:style-name="ce13" office:value="194" office:value-type="float">
            <text:p>194</text:p>
          </table:table-cell>
          <table:table-cell ns41:value-type="float" table:style-name="ce13" office:value="1" office:value-type="float">
            <text:p>1</text:p>
          </table:table-cell>
          <table:table-cell ns41:value-type="float" table:style-name="ce13" office:value="6" office:value-type="float">
            <text:p>6</text:p>
          </table:table-cell>
          <table:table-cell ns41:value-type="float" table:style-name="ce13" office:value="116" office:value-type="float">
            <text:p>116</text:p>
          </table:table-cell>
          <table:table-cell ns41:value-type="float" table:style-name="ce13" office:value="180" office:value-type="float">
            <text:p>180</text:p>
          </table:table-cell>
          <table:table-cell ns41:value-type="float" table:style-name="ce13" office:value="19" office:value-type="float">
            <text:p>19</text:p>
          </table:table-cell>
          <table:table-cell ns41:value-type="float" table:style-name="ce13" office:value="10" office:value-type="float">
            <text:p>10</text:p>
          </table:table-cell>
          <table:table-cell ns41:value-type="float" table:style-name="ce13" office:value="7" office:value-type="float">
            <text:p>7</text:p>
          </table:table-cell>
          <table:table-cell ns41:value-type="float" table:style-name="ce13" office:value="32" office:value-type="float">
            <text:p>32</text:p>
          </table:table-cell>
          <table:table-cell ns41:value-type="float" table:style-name="ce13" office:value="4" office:value-type="float">
            <text:p>4</text:p>
          </table:table-cell>
          <table:table-cell ns41:value-type="float" table:style-name="ce13" office:value="10" office:value-type="float">
            <text:p>10</text:p>
          </table:table-cell>
          <table:table-cell ns41:value-type="float" table:style-name="ce13" office:value="6" office:value-type="float">
            <text:p>6</text:p>
          </table:table-cell>
          <table:table-cell ns41:value-type="float" table:style-name="ce13" office:value="26" office:value-type="float">
            <text:p>26</text:p>
          </table:table-cell>
          <table:table-cell ns41:value-type="float" table:style-name="ce13" office:value="14" office:value-type="float">
            <text:p>14</text:p>
          </table:table-cell>
          <table:table-cell ns41:value-type="float" table:style-name="ce13" office:value="13" office:value-type="float">
            <text:p>13</text:p>
          </table:table-cell>
          <table:table-cell ns41:value-type="float" table:style-name="ce13" office:value="4" office:value-type="float">
            <text:p>4</text:p>
          </table:table-cell>
          <table:table-cell table:style-name="ce13"/>
          <table:table-cell ns41:value-type="float" table:style-name="ce13" office:value="68987" office:value-type="float">
            <text:p>68987</text:p>
          </table:table-cell>
          <table:table-cell ns41:value-type="float" table:style-name="ce13" office:value="67674" office:value-type="float">
            <text:p>67674</text:p>
          </table:table-cell>
          <table:table-cell ns41:value-type="float" table:style-name="ce13" office:value="136237.46" office:value-type="float">
            <text:p>136237.46</text:p>
          </table:table-cell>
          <table:table-cell ns41:value-type="float" table:style-name="ce42" office:value="1003.1" office:value-type="float">
            <text:p>1003.10</text:p>
          </table:table-cell>
          <table:table-cell table:style-name="ce51"/>
          <table:table-cell table:style-name="ce58" table:number-columns-repeated="2"/>
          <table:table-cell ns41:value-type="string" table:style-name="ce60" office:value-type="string">
            <text:p>UT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8" office:value-type="string">
            <text:p>11_H3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73" office:value="280077" office:value-type="float">
            <text:p>280077</text:p>
          </table:table-cell>
          <table:table-cell table:number-columns-repeated="983"/>
        </table:table-row>
        <table:table-row table:style-name="ro8">
          <table:table-cell ns41:value-type="string" table:style-name="ce12" office:value-type="string">
            <text:p>Totaal der Provincie</text:p>
          </table:table-cell>
          <table:table-cell/>
          <table:table-cell ns41:value-type="float" table:style-name="ce26" office:value="68771" office:value-type="float">
            <text:p>68771</text:p>
          </table:table-cell>
          <table:table-cell ns41:value-type="float" table:style-name="ce34" office:value="66132" office:value-type="float">
            <text:p>66132</text:p>
          </table:table-cell>
          <table:table-cell ns41:value-type="float" table:style-name="ce34" office:value="17263" office:value-type="float">
            <text:p>17263</text:p>
          </table:table-cell>
          <table:table-cell ns41:value-type="float" table:style-name="ce34" office:value="19822" office:value-type="float">
            <text:p>19822</text:p>
          </table:table-cell>
          <table:table-cell ns41:value-type="float" table:style-name="ce34" office:value="21840" office:value-type="float">
            <text:p>21840</text:p>
          </table:table-cell>
          <table:table-cell ns41:value-type="float" table:style-name="ce34" office:value="24624" office:value-type="float">
            <text:p>24624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384" office:value-type="float">
            <text:p>384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2" office:value-type="float">
            <text:p>22</text:p>
          </table:table-cell>
          <table:table-cell ns41:value-type="float" office:value="46" table:style-name="ce34" table:number-columns-repeated="2" office:value-type="float">
            <text:p>4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109100" office:value-type="float">
            <text:p>109100</text:p>
          </table:table-cell>
          <table:table-cell ns41:value-type="float" table:style-name="ce34" office:value="111907" office:value-type="float">
            <text:p>111907</text:p>
          </table:table-cell>
          <table:table-cell ns41:value-type="float" table:style-name="ce34" office:value="138470.5" office:value-type="float">
            <text:p>138470.5</text:p>
          </table:table-cell>
          <table:table-cell ns41:value-type="float" table:style-name="ce44" office:value="1596.05" office:value-type="float">
            <text:p>1596.05</text:p>
          </table:table-cell>
          <table:table-cell table:style-name="ce52"/>
          <table:table-cell table:style-name="ce59" table:number-columns-repeated="2"/>
          <table:table-cell ns41:value-type="string" table:style-name="ce61" office:value-type="string">
            <text:p>UT</text:p>
          </table:table-cell>
          <table:table-cell ns41:value-type="string" table:style-name="ce52" office:value-type="string">
            <text:p>VT_1889</text:p>
          </table:table-cell>
          <table:table-cell ns41:value-type="string" table:style-name="ce59" office:value-type="string">
            <text:p>11_H3</text:p>
          </table:table-cell>
          <table:table-cell ns41:value-type="float" table:style-name="ce59" office:value="32" office:value-type="float">
            <text:p>32</text:p>
          </table:table-cell>
          <table:table-cell ns41:value-type="float" table:style-name="ce59" office:value="33" office:value-type="float">
            <text:p>33</text:p>
          </table:table-cell>
          <table:table-cell ns41:value-type="float" table:style-name="ce74" office:value="280077" office:value-type="float">
            <text:p>280077</text:p>
          </table:table-cell>
          <table:table-cell table:number-columns-repeated="983"/>
        </table:table-row>
        <table:table-row table:style-name="ro6">
          <table:table-cell table:style-name="ce13" table:number-columns-repeated="31"/>
          <table:table-cell table:style-name="ce38"/>
          <table:table-cell table:number-columns-repeated="8"/>
          <table:table-cell table:style-name="ce75"/>
          <table:table-cell table:number-columns-repeated="983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5:24</dc:date>
    <meta:document-statistic meta:object-count="0" meta:cell-count="1854" meta:table-count="1"/>
    <meta:generator>ODFPY/1.3.0dev</meta:generator>
  </office:meta>
</office:document-meta>
</file>